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16.175cm" table:align="center" style:writing-mode="lr-tb"/>
    </style:style>
    <style:style style:name="Table1.A" style:family="table-column">
      <style:table-column-properties style:column-width="2.021cm"/>
    </style:style>
    <style:style style:name="Table1.B" style:family="table-column">
      <style:table-column-properties style:column-width="3.316cm"/>
    </style:style>
    <style:style style:name="Table1.C" style:family="table-column">
      <style:table-column-properties style:column-width="3.059cm"/>
    </style:style>
    <style:style style:name="Table1.D" style:family="table-column">
      <style:table-column-properties style:column-width="1.588cm"/>
    </style:style>
    <style:style style:name="Table1.E" style:family="table-column">
      <style:table-column-properties style:column-width="6.191cm"/>
    </style:style>
    <style:style style:name="Table1.1" style:family="table-row">
      <style:table-row-properties style:keep-together="true" fo:keep-together="auto"/>
    </style:style>
    <style:style style:name="Table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E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E2"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4.496cm" fo:margin-left="-0.199cm" table:align="left" style:writing-mode="lr-tb"/>
    </style:style>
    <style:style style:name="Table2.A" style:family="table-column">
      <style:table-column-properties style:column-width="4.001cm"/>
    </style:style>
    <style:style style:name="Table2.B" style:family="table-column">
      <style:table-column-properties style:column-width="10.495cm"/>
    </style:style>
    <style:style style:name="Table2.1" style:family="table-row">
      <style:table-row-properties style:keep-together="true" fo:keep-together="auto"/>
    </style:style>
    <style:style style:name="Table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ize="12pt" style:font-size-asian="12pt"/>
    </style:style>
    <style:style style:name="P3" style:family="paragraph" style:parent-style-name="Text_20_body" style:list-style-name="WW8Num12">
      <style:paragraph-properties fo:text-align="justify" style:justify-single-word="false"/>
      <style:text-properties fo:font-size="12pt" style:font-size-asian="12pt"/>
    </style:style>
    <style:style style:name="P4" style:family="paragraph" style:parent-style-name="Text_20_body" style:list-style-name="WW8Num14">
      <style:paragraph-properties fo:text-align="justify" style:justify-single-word="false"/>
      <style:text-properties fo:font-size="12pt" style:font-size-asian="12pt"/>
    </style:style>
    <style:style style:name="P5" style:family="paragraph" style:parent-style-name="Text_20_body" style:list-style-name="WW8Num10">
      <style:paragraph-properties fo:text-align="justify" style:justify-single-word="false"/>
      <style:text-properties fo:font-size="12pt" style:font-size-asian="12pt"/>
    </style:style>
    <style:style style:name="P6" style:family="paragraph" style:parent-style-name="Text_20_body">
      <style:paragraph-properties fo:text-align="justify" style:justify-single-word="false" fo:background-color="#bfbfbf">
        <style:background-image/>
      </style:paragraph-properties>
      <style:text-properties fo:font-size="16pt" fo:font-weight="bold" style:font-size-asian="16pt" style:font-weight-asian="bold"/>
    </style:style>
    <style:style style:name="P7" style:family="paragraph" style:parent-style-name="Text_20_body">
      <style:paragraph-properties fo:margin-left="1.402cm" fo:margin-right="0cm" fo:text-align="justify" style:justify-single-word="false" fo:text-indent="0cm" style:auto-text-indent="false"/>
      <style:text-properties fo:font-size="12pt" style:font-size-asian="12pt"/>
    </style:style>
    <style:style style:name="P8" style:family="paragraph" style:parent-style-name="Text_20_body">
      <style:paragraph-properties fo:margin-left="0.635cm" fo:margin-right="0cm" fo:text-align="justify" style:justify-single-word="false" fo:text-indent="0cm" style:auto-text-indent="false"/>
      <style:text-properties fo:font-size="12pt" style:font-size-asian="12pt"/>
    </style:style>
    <style:style style:name="P9" style:family="paragraph" style:parent-style-name="Text_20_body" style:list-style-name="WW8Num17">
      <style:paragraph-properties fo:margin-left="1.27cm" fo:margin-right="0cm" fo:text-align="justify" style:justify-single-word="false" fo:text-indent="0cm" style:auto-text-indent="false">
        <style:tab-stops>
          <style:tab-stop style:position="1.27cm"/>
        </style:tab-stops>
      </style:paragraph-properties>
      <style:text-properties fo:font-size="12pt" style:font-size-asian="12pt"/>
    </style:style>
    <style:style style:name="P10" style:family="paragraph" style:parent-style-name="Text_20_body">
      <style:paragraph-properties fo:margin-left="0cm" fo:margin-right="0cm" fo:text-align="justify" style:justify-single-word="false" fo:text-indent="0.635cm" style:auto-text-indent="false"/>
    </style:style>
    <style:style style:name="P11" style:family="paragraph" style:parent-style-name="Text_20_body" style:master-page-name="Standard">
      <style:paragraph-properties fo:text-align="justify" style:justify-single-word="false" style:page-number="auto"/>
    </style:style>
    <style:style style:name="P12" style:family="paragraph" style:parent-style-name="Heading_20_2">
      <style:paragraph-properties fo:margin-left="0cm" fo:margin-right="0cm" fo:text-align="justify" style:justify-single-word="false" fo:text-indent="0cm" style:auto-text-indent="false"/>
      <style:text-properties fo:font-size="12pt" style:font-size-asian="12pt"/>
    </style:style>
    <style:style style:name="P13" style:family="paragraph" style:parent-style-name="Heading_20_1">
      <style:paragraph-properties fo:margin-left="0cm" fo:margin-right="0cm" fo:text-indent="0cm" style:auto-text-indent="false"/>
    </style:style>
    <style:style style:name="P14" style:family="paragraph" style:parent-style-name="Heading_20_1">
      <style:paragraph-properties fo:margin-left="0cm" fo:margin-right="0cm" fo:text-indent="0cm" style:auto-text-indent="false"/>
      <style:text-properties fo:font-size="12pt" style:font-size-asian="12pt"/>
    </style:style>
    <style:style style:name="P15" style:family="paragraph" style:parent-style-name="Heading_20_1">
      <style:paragraph-properties fo:margin-left="0cm" fo:margin-right="0cm" fo:text-indent="0cm" style:auto-text-indent="false" style:snap-to-layout-grid="false"/>
      <style:text-properties fo:font-size="12pt" fo:font-weight="normal" style:font-size-asian="12pt" style:font-weight-asian="normal"/>
    </style:style>
    <style:style style:name="P16" style:family="paragraph" style:parent-style-name="Heading_20_3">
      <style:paragraph-properties fo:margin-left="0.635cm" fo:margin-right="0cm" fo:text-indent="0.635cm" style:auto-text-indent="false"/>
      <style:text-properties fo:font-size="12pt" style:font-size-asian="12pt"/>
    </style:style>
    <style:style style:name="P17" style:family="paragraph" style:parent-style-name="Heading_20_4">
      <style:paragraph-properties fo:text-align="justify" style:justify-single-word="false" style:snap-to-layout-grid="false"/>
      <style:text-properties fo:font-size="12pt" style:font-size-asian="12pt"/>
    </style:style>
    <style:style style:name="P18" style:family="paragraph" style:parent-style-name="Heading_20_4">
      <style:paragraph-properties fo:text-align="justify" style:justify-single-word="false" style:text-autospace="none"/>
      <style:text-properties fo:font-size="12pt" style:font-size-asian="12pt"/>
    </style:style>
    <style:style style:name="P19" style:family="paragraph" style:parent-style-name="Heading_20_4">
      <style:paragraph-properties fo:text-align="justify" style:justify-single-word="false" style:text-autospace="none" style:snap-to-layout-grid="false"/>
      <style:text-properties fo:font-size="12pt" style:font-size-asian="12pt"/>
    </style:style>
    <style:style style:name="P20" style:family="paragraph" style:parent-style-name="Heading_20_5">
      <style:paragraph-properties fo:text-align="justify" style:justify-single-word="false" style:snap-to-layout-grid="false"/>
      <style:text-properties fo:font-size="12pt" style:font-size-asian="12pt"/>
    </style:style>
    <style:style style:name="P21" style:family="paragraph" style:parent-style-name="Text_20_body_20_indent">
      <style:paragraph-properties fo:margin-left="0cm" fo:margin-right="0cm" fo:text-indent="0cm" style:auto-text-indent="false"/>
    </style:style>
    <style:style style:name="P22" style:family="paragraph" style:parent-style-name="Text_20_body_20_indent">
      <style:paragraph-properties fo:margin-left="0cm" fo:margin-right="0cm" fo:text-indent="0cm" style:auto-text-indent="false"/>
      <style:text-properties fo:font-size="12pt" style:font-size-asian="12pt"/>
    </style:style>
    <style:style style:name="P23" style:family="paragraph" style:parent-style-name="Body_20_Text_20_Indent_20_3">
      <style:paragraph-properties fo:margin-left="0cm" fo:margin-right="0cm" fo:text-align="justify" style:justify-single-word="false" fo:text-indent="0cm" style:auto-text-indent="false"/>
    </style:style>
    <style:style style:name="P24" style:family="paragraph" style:parent-style-name="Header">
      <style:paragraph-properties>
        <style:tab-stops/>
      </style:paragraph-properties>
    </style:style>
    <style:style style:name="P25" style:family="paragraph" style:parent-style-name="Header">
      <style:paragraph-properties style:text-autospace="none">
        <style:tab-stops/>
      </style:paragraph-properties>
    </style:style>
    <style:style style:name="P26" style:family="paragraph" style:parent-style-name="Header">
      <style:paragraph-properties style:snap-to-layout-grid="false">
        <style:tab-stops/>
      </style:paragraph-properties>
    </style:style>
    <style:style style:name="P27" style:family="paragraph" style:parent-style-name="Header">
      <style:paragraph-properties style:text-autospace="none">
        <style:tab-stops/>
      </style:paragraph-properties>
      <style:text-properties fo:color="#0000ff"/>
    </style:style>
    <style:style style:name="P28" style:family="paragraph" style:parent-style-name="Header">
      <style:paragraph-properties fo:text-align="center" style:justify-single-word="false"/>
      <style:text-properties fo:font-size="14pt" fo:font-style="italic" fo:font-weight="bold" style:font-size-asian="14pt" style:font-style-asian="italic" style:font-weight-asian="bold"/>
    </style:style>
    <style:style style:name="P29" style:family="paragraph" style:parent-style-name="binita">
      <style:paragraph-properties fo:line-height="100%" style:text-autospace="ideograph-alpha"/>
    </style:style>
    <style:style style:name="P30" style:family="paragraph" style:parent-style-name="binita">
      <style:paragraph-properties fo:line-height="100%"/>
      <style:text-properties style:font-name="Times New Roman"/>
    </style:style>
    <style:style style:name="P31" style:family="paragraph" style:parent-style-name="binita">
      <style:paragraph-properties fo:line-height="100%" style:text-autospace="ideograph-alpha"/>
      <style:text-properties style:font-name="Times New Roman"/>
    </style:style>
    <style:style style:name="P32" style:family="paragraph" style:parent-style-name="binita">
      <style:paragraph-properties fo:line-height="100%" style:snap-to-layout-grid="false"/>
      <style:text-properties style:font-name="Times New Roman"/>
    </style:style>
    <style:style style:name="P33" style:family="paragraph" style:parent-style-name="binita">
      <style:paragraph-properties fo:line-height="100%" style:text-autospace="ideograph-alpha"/>
      <style:text-properties style:font-name="Times New Roman" style:font-weight-complex="bold"/>
    </style:style>
    <style:style style:name="P34" style:family="paragraph" style:parent-style-name="binita">
      <style:paragraph-properties fo:line-height="100%" style:snap-to-layout-grid="false"/>
      <style:text-properties style:font-name="Times New Roman" style:font-weight-complex="bold"/>
    </style:style>
    <style:style style:name="P35" style:family="paragraph" style:parent-style-name="Body_20_Text_20_2">
      <style:paragraph-properties style:text-autospace="none"/>
    </style:style>
    <style:style style:name="P36" style:family="paragraph" style:parent-style-name="Standard">
      <style:paragraph-properties fo:text-align="justify" style:justify-single-word="false"/>
    </style:style>
    <style:style style:name="P37" style:family="paragraph" style:parent-style-name="Standard" style:list-style-name="WW8Num19">
      <style:paragraph-properties fo:text-align="justify" style:justify-single-word="false"/>
    </style:style>
    <style:style style:name="P38" style:family="paragraph" style:parent-style-name="Standard" style:list-style-name="WW8Num1">
      <style:paragraph-properties fo:text-align="justify" style:justify-single-word="false"/>
    </style:style>
    <style:style style:name="P39" style:family="paragraph" style:parent-style-name="Standard">
      <style:paragraph-properties fo:text-align="justify" style:justify-single-word="false" style:text-autospace="none"/>
    </style:style>
    <style:style style:name="P40" style:family="paragraph" style:parent-style-name="Standard">
      <style:paragraph-properties fo:text-align="justify" style:justify-single-word="false" style:text-autospace="none" style:snap-to-layout-grid="false"/>
    </style:style>
    <style:style style:name="P41" style:family="paragraph" style:parent-style-name="Standard" style:list-style-name="WW8Num11">
      <style:paragraph-properties fo:text-align="justify" style:justify-single-word="false"/>
    </style:style>
    <style:style style:name="P42" style:family="paragraph" style:parent-style-name="Standard" style:list-style-name="WW8Num21">
      <style:paragraph-properties fo:text-align="justify" style:justify-single-word="false"/>
    </style:style>
    <style:style style:name="P43" style:family="paragraph" style:parent-style-name="Standard" style:list-style-name="WW8Num2">
      <style:paragraph-properties fo:text-align="justify" style:justify-single-word="false"/>
    </style:style>
    <style:style style:name="P44" style:family="paragraph" style:parent-style-name="Standard" style:list-style-name="WW8Num6">
      <style:paragraph-properties fo:text-align="justify" style:justify-single-word="false"/>
    </style:style>
    <style:style style:name="P45" style:family="paragraph" style:parent-style-name="Standard" style:list-style-name="WW8Num12">
      <style:paragraph-properties fo:text-align="justify" style:justify-single-word="false"/>
    </style:style>
    <style:style style:name="P46" style:family="paragraph" style:parent-style-name="Standard" style:list-style-name="WW8Num15">
      <style:paragraph-properties fo:text-align="justify" style:justify-single-word="false"/>
    </style:style>
    <style:style style:name="P47" style:family="paragraph" style:parent-style-name="Standard" style:list-style-name="WW8Num14">
      <style:paragraph-properties fo:text-align="justify" style:justify-single-word="false"/>
    </style:style>
    <style:style style:name="P48" style:family="paragraph" style:parent-style-name="Standard" style:list-style-name="WW8Num10">
      <style:paragraph-properties fo:text-align="justify" style:justify-single-word="false"/>
    </style:style>
    <style:style style:name="P49" style:family="paragraph" style:parent-style-name="Standard" style:list-style-name="WW8Num9">
      <style:paragraph-properties fo:text-align="justify" style:justify-single-word="false"/>
    </style:style>
    <style:style style:name="P50" style:family="paragraph" style:parent-style-name="Standard" style:list-style-name="WW8Num20">
      <style:paragraph-properties fo:text-align="justify" style:justify-single-word="false"/>
    </style:style>
    <style:style style:name="P51" style:family="paragraph" style:parent-style-name="Standard" style:list-style-name="WW8Num7">
      <style:paragraph-properties fo:text-align="justify" style:justify-single-word="false"/>
    </style:style>
    <style:style style:name="P52" style:family="paragraph" style:parent-style-name="Standard" style:list-style-name="WW8Num22">
      <style:paragraph-properties fo:text-align="justify" style:justify-single-word="false"/>
    </style:style>
    <style:style style:name="P53" style:family="paragraph" style:parent-style-name="Standard" style:list-style-name="WW8Num4">
      <style:paragraph-properties fo:text-align="justify" style:justify-single-word="false"/>
    </style:style>
    <style:style style:name="P54" style:family="paragraph" style:parent-style-name="Standard">
      <style:text-properties fo:font-weight="bold" style:font-weight-asian="bold"/>
    </style:style>
    <style:style style:name="P55" style:family="paragraph" style:parent-style-name="Standard">
      <style:paragraph-properties fo:text-align="justify" style:justify-single-word="false"/>
      <style:text-properties fo:font-weight="bold" style:font-weight-asian="bold"/>
    </style:style>
    <style:style style:name="P56" style:family="paragraph" style:parent-style-name="Standard">
      <style:paragraph-properties fo:text-align="justify" style:justify-single-word="false" style:text-autospace="none"/>
      <style:text-properties fo:font-weight="bold" style:font-weight-asian="bold"/>
    </style:style>
    <style:style style:name="P57" style:family="paragraph" style:parent-style-name="Standard">
      <style:paragraph-properties fo:text-align="justify" style:justify-single-word="false" style:text-autospace="none" style:snap-to-layout-grid="false"/>
      <style:text-properties fo:font-weight="bold" style:font-weight-asian="bold"/>
    </style:style>
    <style:style style:name="P58" style:family="paragraph" style:parent-style-name="Standard">
      <style:paragraph-properties fo:text-align="justify" style:justify-single-word="false" style:snap-to-layout-grid="false"/>
      <style:text-properties fo:font-weight="bold" style:font-weight-asian="bold"/>
    </style:style>
    <style:style style:name="P59" style:family="paragraph" style:parent-style-name="Standard">
      <style:paragraph-properties style:text-autospace="none"/>
      <style:text-properties fo:font-weight="bold" style:font-weight-asian="bold"/>
    </style:style>
    <style:style style:name="P60" style:family="paragraph" style:parent-style-name="Standard">
      <style:text-properties fo:font-weight="bold" style:font-weight-asian="bold" style:font-weight-complex="bold"/>
    </style:style>
    <style:style style:name="P61" style:family="paragraph" style:parent-style-name="Standard">
      <style:paragraph-properties style:snap-to-layout-grid="false"/>
      <style:text-properties fo:font-weight="bold" style:font-weight-asian="bold"/>
    </style:style>
    <style:style style:name="P62" style:family="paragraph" style:parent-style-name="Standard">
      <style:text-properties fo:color="#0000ff"/>
    </style:style>
    <style:style style:name="P63" style:family="paragraph" style:parent-style-name="Standard">
      <style:paragraph-properties fo:text-align="justify" style:justify-single-word="false"/>
      <style:text-properties fo:color="#0000ff"/>
    </style:style>
    <style:style style:name="P64" style:family="paragraph" style:parent-style-name="Standard">
      <style:paragraph-properties fo:text-align="justify" style:justify-single-word="false" style:text-autospace="none"/>
      <style:text-properties fo:color="#0000ff"/>
    </style:style>
    <style:style style:name="P65" style:family="paragraph" style:parent-style-name="Standard">
      <style:paragraph-properties style:text-autospace="none"/>
      <style:text-properties fo:color="#0000ff"/>
    </style:style>
    <style:style style:name="P66" style:family="paragraph" style:parent-style-name="Standard">
      <style:paragraph-properties fo:text-align="justify" style:justify-single-word="false"/>
      <style:text-properties fo:color="#000000"/>
    </style:style>
    <style:style style:name="P67" style:family="paragraph" style:parent-style-name="Standard" style:list-style-name="WW8Num6">
      <style:paragraph-properties fo:text-align="justify" style:justify-single-word="false"/>
      <style:text-properties fo:color="#000000"/>
    </style:style>
    <style:style style:name="P68" style:family="paragraph" style:parent-style-name="Standard" style:list-style-name="WW8Num14">
      <style:paragraph-properties fo:text-align="justify" style:justify-single-word="false"/>
      <style:text-properties fo:color="#000000"/>
    </style:style>
    <style:style style:name="P69" style:family="paragraph" style:parent-style-name="Standard" style:list-style-name="WW8Num10">
      <style:paragraph-properties fo:text-align="justify" style:justify-single-word="false"/>
      <style:text-properties fo:color="#000000"/>
    </style:style>
    <style:style style:name="P70" style:family="paragraph" style:parent-style-name="Standard" style:list-style-name="WW8Num7">
      <style:paragraph-properties fo:text-align="justify" style:justify-single-word="false"/>
      <style:text-properties fo:color="#000000"/>
    </style:style>
    <style:style style:name="P71" style:family="paragraph" style:parent-style-name="Standard">
      <style:paragraph-properties fo:text-align="justify" style:justify-single-word="false"/>
      <style:text-properties fo:color="#000000" style:text-underline-style="solid" style:text-underline-width="auto" style:text-underline-color="font-color" fo:font-weight="bold" style:font-weight-asian="bold" style:font-weight-complex="bold"/>
    </style:style>
    <style:style style:name="P72" style:family="paragraph" style:parent-style-name="Standard">
      <style:paragraph-properties style:text-autospace="none"/>
    </style:style>
    <style:style style:name="P73" style:family="paragraph" style:parent-style-name="Standard">
      <style:paragraph-properties style:text-autospace="none" style:snap-to-layout-grid="false"/>
    </style:style>
    <style:style style:name="P74" style:family="paragraph" style:parent-style-name="Standard">
      <style:text-properties fo:font-size="10pt" style:font-size-asian="10pt"/>
    </style:style>
    <style:style style:name="P75" style:family="paragraph" style:parent-style-name="Standard">
      <style:paragraph-properties style:text-autospace="none"/>
      <style:text-properties fo:font-size="10pt" style:font-size-asian="10pt"/>
    </style:style>
    <style:style style:name="P76" style:family="paragraph" style:parent-style-name="Standard">
      <style:text-properties fo:font-size="10pt" fo:font-weight="bold" style:font-size-asian="10pt" style:font-weight-asian="bold"/>
    </style:style>
    <style:style style:name="P77" style:family="paragraph" style:parent-style-name="Standard">
      <style:text-properties style:text-underline-style="solid" style:text-underline-width="auto" style:text-underline-color="font-color"/>
    </style:style>
    <style:style style:name="P78" style:family="paragraph" style:parent-style-name="Standard">
      <style:text-properties fo:color="#3366ff"/>
    </style:style>
    <style:style style:name="P79" style:family="paragraph" style:parent-style-name="Standard" style:list-style-name="WW8Num22"/>
    <style:style style:name="P80" style:family="paragraph" style:parent-style-name="Standard" style:list-style-name="WW8Num4"/>
    <style:style style:name="P81" style:family="paragraph" style:parent-style-name="Standard">
      <style:paragraph-properties style:snap-to-layout-grid="false"/>
    </style:style>
    <style:style style:name="P82" style:family="paragraph" style:parent-style-name="Standard">
      <style:paragraph-properties fo:margin-left="0.635cm" fo:margin-right="0cm" fo:text-align="justify" style:justify-single-word="false" fo:text-indent="0cm" style:auto-text-indent="false"/>
    </style:style>
    <style:style style:name="P83" style:family="paragraph" style:parent-style-name="Standard">
      <style:paragraph-properties fo:margin-left="0.635cm" fo:margin-right="0cm" fo:text-align="justify" style:justify-single-word="false" fo:text-indent="1.27cm" style:auto-text-indent="false"/>
    </style:style>
    <style:style style:name="P84" style:family="paragraph" style:parent-style-name="Standard">
      <style:paragraph-properties fo:margin-left="1.905cm" fo:margin-right="0cm" fo:text-align="justify" style:justify-single-word="false" fo:text-indent="0cm" style:auto-text-indent="false"/>
    </style:style>
    <style:style style:name="P85" style:family="paragraph" style:parent-style-name="Standard">
      <style:paragraph-properties fo:margin-left="1.402cm" fo:margin-right="0cm" fo:text-indent="0cm" style:auto-text-indent="false"/>
    </style:style>
    <style:style style:name="P86" style:family="paragraph" style:parent-style-name="Standard">
      <style:paragraph-properties fo:margin-left="1.402cm" fo:margin-right="0cm" fo:text-align="justify" style:justify-single-word="false" fo:text-indent="0cm" style:auto-text-indent="false"/>
    </style:style>
    <style:style style:name="P87" style:family="paragraph" style:parent-style-name="Standard">
      <style:paragraph-properties fo:margin-left="1.402cm" fo:margin-right="0cm" fo:text-align="justify" style:justify-single-word="false" fo:text-indent="0cm" style:auto-text-indent="false"/>
      <style:text-properties fo:color="#000000"/>
    </style:style>
    <style:style style:name="P88" style:family="paragraph" style:parent-style-name="Standard">
      <style:paragraph-properties fo:margin-left="1.27cm" fo:margin-right="0cm" fo:text-align="justify" style:justify-single-word="false" fo:text-indent="0cm" style:auto-text-indent="false"/>
    </style:style>
    <style:style style:name="P89" style:family="paragraph" style:parent-style-name="Standard" style:list-style-name="WW8Num17">
      <style:paragraph-properties fo:margin-left="1.27cm" fo:margin-right="0cm" fo:text-align="justify" style:justify-single-word="false" fo:text-indent="0cm" style:auto-text-indent="false">
        <style:tab-stops>
          <style:tab-stop style:position="1.27cm"/>
        </style:tab-stops>
      </style:paragraph-properties>
    </style:style>
    <style:style style:name="P90" style:family="paragraph" style:parent-style-name="Standard">
      <style:paragraph-properties fo:margin-left="1.27cm" fo:margin-right="0cm" fo:text-align="justify" style:justify-single-word="false" fo:text-indent="0cm" style:auto-text-indent="false"/>
      <style:text-properties fo:color="#0000ff"/>
    </style:style>
    <style:style style:name="P91" style:family="paragraph" style:parent-style-name="Standard">
      <style:paragraph-properties fo:margin-left="1.27cm" fo:margin-right="0cm" fo:text-align="justify" style:justify-single-word="false" fo:text-indent="0cm" style:auto-text-indent="false"/>
      <style:text-properties fo:font-weight="bold" style:font-weight-asian="bold"/>
    </style:style>
    <style:style style:name="P92" style:family="paragraph" style:parent-style-name="Standard">
      <style:paragraph-properties fo:margin-left="0.635cm" fo:margin-right="0cm" fo:text-align="justify" style:justify-single-word="false" fo:text-indent="0.635cm" style:auto-text-indent="false"/>
    </style:style>
    <style:style style:name="P93" style:family="paragraph" style:parent-style-name="Standard">
      <style:paragraph-properties fo:margin-left="0cm" fo:margin-right="0cm" fo:text-align="justify" style:justify-single-word="false" fo:text-indent="0.635cm" style:auto-text-indent="false"/>
    </style:style>
    <style:style style:name="P94" style:family="paragraph" style:parent-style-name="Standard">
      <style:paragraph-properties fo:margin-left="0cm" fo:margin-right="0cm" fo:text-align="justify" style:justify-single-word="false" fo:text-indent="1.27cm" style:auto-text-indent="false" style:text-autospace="none"/>
    </style:style>
    <style:style style:name="P95" style:family="paragraph" style:parent-style-name="Standard">
      <style:paragraph-properties fo:text-align="justify" style:justify-single-word="false" style:border-line-width-bottom="0.002cm 0.035cm 0.002cm" fo:padding-left="0cm" fo:padding-right="0cm" fo:padding-top="0cm" fo:padding-bottom="0.035cm" fo:border-left="none" fo:border-right="none" fo:border-top="none" fo:border-bottom="0.039cm double #000000" style:text-autospace="none"/>
      <style:text-properties fo:font-weight="bold" style:font-weight-asian="bold"/>
    </style:style>
    <style:style style:name="P96" style:family="paragraph">
      <style:paragraph-properties fo:text-align="center" style:writing-mode="lr-tb"/>
      <style:text-properties fo:font-size="24pt"/>
    </style:style>
    <style:style style:name="T1" style:family="text">
      <style:text-properties fo:color="#0000ff"/>
    </style:style>
    <style:style style:name="T2" style:family="text">
      <style:text-properties style:text-underline-style="none"/>
    </style:style>
    <style:style style:name="T3" style:family="text">
      <style:text-properties fo:color="#000000"/>
    </style:style>
    <style:style style:name="T4" style:family="text">
      <style:text-properties fo:color="#000000" fo:font-weight="bold" style:font-weight-asian="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size="12pt" style:font-size-asian="12pt"/>
    </style:style>
    <style:style style:name="T8" style:family="text">
      <style:text-properties fo:font-size="12pt" style:text-underline-style="none" fo:font-weight="bold" style:font-size-asian="12pt" style:font-weight-asian="bold" style:font-weight-complex="bold"/>
    </style:style>
    <style:style style:name="T9" style:family="text">
      <style:text-properties fo:color="#3366ff"/>
    </style:style>
    <style:style style:name="T10" style:family="text">
      <style:text-properties fo:color="#000080"/>
    </style:style>
    <style:style style:name="T11" style:family="text">
      <style:text-properties style:font-name="Times New Roman"/>
    </style:style>
    <style:style style:name="T12" style:family="text">
      <style:text-properties fo:font-style="italic" style:font-style-asian="italic"/>
    </style:style>
    <style:style style:name="T13" style:family="text">
      <style:text-properties fo:language="none" fo:country="none" fo:font-style="italic" style:language-asian="none" style:country-asian="none" style:font-style-asian="italic"/>
    </style:style>
    <style:style style:name="T14" style:family="text">
      <style:text-properties fo:language="none" fo:country="none" style:language-asian="none" style:country-asian="none"/>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6">INTRODUCTION</text:p>
      <text:p text:style-name="P2"/>
      <text:p text:style-name="P2">Today it is the age of instant information accessibility. The technology has changed in leaps and bounds making it easy to access the information 24*7*365. All his is possible using Internet and Cell phones as information accessing tools. Also this helps to achieve a high degree of customer servicing with a reduction in operational cost.</text:p>
      <text:p text:style-name="P36"/>
      <text:p text:style-name="P31"/>
      <text:p text:style-name="P36">DpSecure server hosts a great deal of critical and valuable data of the customers. This important information can be made available to the customers 24*7*365.DpSecure Interface is designed for Internet and Cell phones, keeping in mind the features and limitations of these interface channels.</text:p>
      <text:p text:style-name="P36"/>
      <text:p text:style-name="P36"/>
      <text:p text:style-name="P36">The Interface calls to DpSecure are HTTP (Hyper Text Transfer Protocol) requests. Http requests are simple and easy to handle. Http request allows server side scripting keeping the client program free from any installation and implementation hassles. Also it is very easy to test the output of http request, open a Internet browser and type the URL (Uniform Resource Locator) in the address bar of the browser and click on go button, the output will be displayed in the browser. </text:p>
      <text:p text:style-name="P36"/>
      <text:p text:style-name="P36"/>
      <text:p text:style-name="P36">HTTP request can be called in the programs using Microsoft WINHTTP or MSXML component. This manual also explains the sample programs to call the http request using both these components.</text:p>
      <text:p text:style-name="P36"/>
      <text:p text:style-name="P36"/>
      <text:p text:style-name="P36">Following are the options available under DpSecure interface:</text:p>
      <text:p text:style-name="P24"/>
      <text:list xml:id="list79287924" text:style-name="WW8Num19">
        <text:list-item>
          <text:list>
            <text:list-item>
              <text:p text:style-name="P37"><text:s/>Get the BO Ids</text:p>
            </text:list-item>
            <text:list-item>
              <text:p text:style-name="P37"><text:s/>Get the BO Cust Id</text:p>
            </text:list-item>
            <text:list-item>
              <text:p text:style-name="P37"><text:s/>Latest Transactions</text:p>
            </text:list-item>
            <text:list-item>
              <text:p text:style-name="P37"><text:s/>Free Balances</text:p>
            </text:list-item>
            <text:list-item>
              <text:p text:style-name="P37"><text:s/>Last Bill Amount</text:p>
            </text:list-item>
            <text:list-item>
              <text:p text:style-name="P37"><text:s/>General Request</text:p>
            </text:list-item>
            <text:list-item>
              <text:p text:style-name="P37"><text:s/>Lost Instruction Slip</text:p>
            </text:list-item>
            <text:list-item>
              <text:p text:style-name="P37"><text:s/>BO Name and Address of the BO</text:p>
            </text:list-item>
            <text:list-item>
              <text:p text:style-name="P37"><text:s/>SOA by Fax</text:p>
            </text:list-item>
            <text:list-item>
              <text:p text:style-name="P37"><text:s/>SOH by Fax</text:p>
            </text:list-item>
            <text:list-item>
              <text:p text:style-name="P37"><text:s/>SOB by Fax</text:p>
            </text:list-item>
          </text:list>
        </text:list-item>
      </text:list>
      <text:p text:style-name="P83">13. <text:s/>Invoice Printing Details</text:p>
      <text:list xml:id="list1898501871" text:style-name="WW8Num1">
        <text:list-item>
          <text:p text:style-name="P38">Internet Interface - CML Letter Printing</text:p>
        </text:list-item>
        <text:list-item>
          <text:p text:style-name="P38">Internet Interface - Statement Of Holding</text:p>
        </text:list-item>
        <text:list-item>
          <text:p text:style-name="P38">Internet Interface - Statement Of Account</text:p>
        </text:list-item>
        <text:list-item>
          <text:p text:style-name="P38"><text:soft-page-break/>Internet Interface - Statement Of Billing</text:p>
        </text:list-item>
      </text:list>
      <text:p text:style-name="P33"><text:tab/> <text:s text:c="5"/>29. <text:s/>Demat Status Query Details</text:p>
      <text:p text:style-name="P84">30. Get the BO Outstanding Demat Charges.</text:p>
      <text:p text:style-name="P84">32. Searching of ISIN Number</text:p>
      <text:p text:style-name="P84">33. To specify debit account for recovery of demat charges</text:p>
      <text:p text:style-name="P84">34. View settlement number</text:p>
      <text:p text:style-name="P84">35. View Demat Status</text:p>
      <text:p text:style-name="P84">36. BO Id, BO Name and Status of the BO</text:p>
      <text:p text:style-name="P84">37. Status of the RRN No.</text:p>
      <text:p text:style-name="P33"/>
      <text:p text:style-name="P56"/>
      <text:p text:style-name="P56">1. Get BO IDs</text:p>
      <text:p text:style-name="P36"/>
      <text:p text:style-name="P36">This request is used to fetch the BO IDs from the DpSecure server by supplying the Cust Id. A BO would have more than one DP accounts and all these account numbers (BO IDs) will be returned in the output string.</text:p>
      <text:p text:style-name="P36"/>
      <text:p text:style-name="P56">URL: </text:p>
      <text:p text:style-name="P39"><text:a xlink:type="simple" xlink:href="http://dpbo/dpsecurechannels/deliverychannel.asp?option=01&amp;cust_id=598089"><text:span text:style-name="Internet_20_link"><text:span text:style-name="T2">http://dpbo/cdsildpsecurechannels/deliverychannel.asp?option=01&amp;cust_id=12345</text:span></text:span></text:a></text:p>
      <text:p text:style-name="P30"/>
      <text:p text:style-name="P36">As shown above in URL, <text:a xlink:type="simple" xlink:href="http://dpbo/dpsecurechannels/deliverychannel.asp"><text:span text:style-name="Internet_20_link"><text:span text:style-name="T2">http://dpbo/cdsildpsecurechannels/deliverychannel.asp</text:span></text:span></text:a> is the call to server side program with two parameters (Variables) <text:span text:style-name="T3">option</text:span> and c<text:span text:style-name="T3">ust_id</text:span>. The parameter option should be <text:span text:style-name="T5">01</text:span> in this case and it indicates you are requesting the BO ID. The parameter cust_id has to be the customer Id of the BO. </text:p>
      <text:p text:style-name="P24"/>
      <text:p text:style-name="P55">Output string structure:</text:p>
      <text:p text:style-name="P36"/>
      <text:p text:style-name="P63">Y~000051~1301490000002278~1301490000004275~1301490000004281</text:p>
      <text:p text:style-name="P63"/>
      <text:p text:style-name="P63">N~20002~Invalid Cust Id</text:p>
      <text:p text:style-name="P31"/>
      <text:p text:style-name="P36">The output string is tilde (~) separated and has the following format</text:p>
      <text:p text:style-name="P36"/>
      <text:list xml:id="list1530222432" text:style-name="WW8Num11">
        <text:list-item>
          <text:p text:style-name="P41">The first character is the Success or the Failure flag. Y for success and N for failure.</text:p>
        </text:list-item>
      </text:list>
      <text:p text:style-name="P86"/>
      <text:list xml:id="list632445137" text:continue-numbering="true" text:style-name="WW8Num11">
        <text:list-item>
          <text:p text:style-name="P41">If successful, it is followed by total length of the string as shown above i.e.: <text:span text:style-name="T1">~000051~</text:span>. This is a numeric field padded with zeros and 6 characters in length.</text:p>
        </text:list-item>
      </text:list>
      <text:p text:style-name="P36"/>
      <text:list xml:id="list2154966978" text:continue-numbering="true" text:style-name="WW8Num11">
        <text:list-item>
          <text:p text:style-name="P41">The length of the string is followed by the BO IDs separated by tilde, i.e.:<text:span text:style-name="T3"> <text:s/></text:span><text:span text:style-name="T1">~1301490000002278~1301490000004275~1301490000004281</text:span><text:span text:style-name="T3">.</text:span></text:p>
        </text:list-item>
      </text:list>
      <text:p text:style-name="P86"/>
      <text:list xml:id="list988462295" text:continue-numbering="true" text:style-name="WW8Num11">
        <text:list-item>
          <text:p text:style-name="P41"><text:span text:style-name="T3">If the result is failure the first character is followed by error code and error description, i.e.: </text:span><text:span text:style-name="T1">~20002~Invalid Cust Id</text:span><text:span text:style-name="T3">. The list of error codes is supplied at the end of this manual. <text:s/></text:span></text:p>
        </text:list-item>
      </text:list>
      <text:p text:style-name="P36"/>
      <text:p text:style-name="P55"/>
      <text:p text:style-name="P56"><text:soft-page-break/>2. Get the BO Cust Id</text:p>
      <text:p text:style-name="P24"/>
      <text:p text:style-name="P22">This request is used to fetch the Cust Id from the DpSecure server by supplying the BO ID. The Cust Id will be returned as a output string.</text:p>
      <text:p text:style-name="P36"><text:s text:c="9"/></text:p>
      <text:p text:style-name="P56">URL: </text:p>
      <text:p text:style-name="P64">http://dpbo/cdsildpsecurechannels/deliverychannel.asp?option=02&amp;BO_ID=1301490000004281</text:p>
      <text:p text:style-name="P39"/>
      <text:p text:style-name="P36">As shown above in URL the call is made with two parameters (Variables) <text:span text:style-name="T4">option</text:span> and <text:span text:style-name="T5">BO_ID.</text:span> The parameter option should be <text:span text:style-name="T5">02</text:span> in this case and it indicates you are requesting the Cust Id. The parameter BO_ID has to be the BO ID of the BO.</text:p>
      <text:p text:style-name="P55"/>
      <text:p text:style-name="P55">Output string structure:</text:p>
      <text:p text:style-name="P36"/>
      <text:p text:style-name="P63">Y~000006~12345</text:p>
      <text:p text:style-name="P63"/>
      <text:p text:style-name="P63">N~20001~Invalid BO Id</text:p>
      <text:p text:style-name="P36"/>
      <text:p text:style-name="P36">The output string is tilde (~) separated and has the following format</text:p>
      <text:p text:style-name="P36"/>
      <text:list xml:id="list994431441" text:style-name="WW8Num21">
        <text:list-item>
          <text:p text:style-name="P42">The first character is the Success or the Failure flag. Y for success and N for failure.</text:p>
        </text:list-item>
      </text:list>
      <text:p text:style-name="P86"/>
      <text:list xml:id="list349130441" text:continue-numbering="true" text:style-name="WW8Num21">
        <text:list-item>
          <text:p text:style-name="P42">If successful, it is followed by total length of the string as shown above i.e.: <text:span text:style-name="T1">~000006~</text:span>. This is a numeric field padded with zeros.</text:p>
        </text:list-item>
      </text:list>
      <text:p text:style-name="P36"/>
      <text:list xml:id="list803363609" text:continue-numbering="true" text:style-name="WW8Num21">
        <text:list-item>
          <text:p text:style-name="P42">The Cust Id follows the length of the string, i.e.:<text:span text:style-name="T3"> </text:span><text:span text:style-name="T1">12345</text:span><text:span text:style-name="T3">.</text:span></text:p>
        </text:list-item>
      </text:list>
      <text:p text:style-name="P36"/>
      <text:list xml:id="list2121084544" text:continue-numbering="true" text:style-name="WW8Num21">
        <text:list-item>
          <text:p text:style-name="P42"><text:span text:style-name="T3">If the result is failure the first character is followed by error code and error description, i.e.: </text:span><text:span text:style-name="T1">~20001~Invalid BO Id</text:span><text:span text:style-name="T3">.</text:span></text:p>
        </text:list-item>
      </text:list>
      <text:h text:style-name="P12" text:outline-level="2"/>
      <text:p text:style-name="Standard"/>
      <text:h text:style-name="P12" text:outline-level="2">3. Latest Transactions </text:h>
      <text:p text:style-name="P22"/>
      <text:p text:style-name="P22">This request is used to fetch the last n transactions of a customer from the DpSecure server.</text:p>
      <text:p text:style-name="P56"/>
      <text:p text:style-name="P56">URL: </text:p>
      <text:p text:style-name="P39"><text:span text:style-name="T1">http://dpbo/cdsildpsecurechannels/deliverychannel.asp</text:span><text:span text:style-name="Internet_20_link"><text:span text:style-name="T2">?option=03</text:span></text:span><text:span text:style-name="T1">&amp;BO_ID=</text:span><text:span text:style-name="Internet_20_link"><text:span text:style-name="T2">1301490000002303</text:span></text:span><text:span text:style-name="T1">&amp;no_of_tran =5</text:span></text:p>
      <text:p text:style-name="P25"/>
      <text:p text:style-name="P36">As shown above in URL the call is made with three parameters, <text:span text:style-name="T4">option,</text:span> <text:span text:style-name="T5">BO_ID</text:span><text:span text:style-name="T4"> </text:span><text:span text:style-name="T3">and</text:span><text:span text:style-name="T4"> no_of_tran</text:span><text:span text:style-name="T5">.</text:span> The parameter option should be <text:span text:style-name="T5">03</text:span> in this case and it indicates you are requesting the last n transactions. The parameter BO_ID has to be the BO ID of the BO and no_of_tran should be the number of transactions you want to fetch.</text:p>
      <text:p text:style-name="P55"/>
      <text:p text:style-name="P55"/>
      <text:p text:style-name="P55">Output string structure:</text:p>
      <text:p text:style-name="P36"><text:soft-page-break/></text:p>
      <text:p text:style-name="P64">Y~000345</text:p>
      <text:p text:style-name="P64"><text:s text:c="3"/>~09082002~INE484A01018~CENTURION BANK LIMITED EQUITY SHARES~D~1000~0</text:p>
      <text:p text:style-name="P64"><text:s text:c="3"/>~09082002~INE714B01016~ANDHRA PETROCHEMICALS LIMITED EQUITY SHARES~D~621~0</text:p>
      <text:p text:style-name="P64"><text:s text:c="3"/>~09082002~INE796A01015~AFTEK INFOSYS LIMITED EQUITY SHARES~D~1000~0</text:p>
      <text:p text:style-name="P64"><text:s text:c="3"/>~09082002~INE796A01015~AFTEK INFOSYS LIMITED EQUITY SHARES~D~1000~0</text:p>
      <text:p text:style-name="P64"><text:s text:c="3"/>~09082002~INE831A01010~MIRC ELECTRONICS LIMITED EQUITY SHARES~D~200~0</text:p>
      <text:p text:style-name="P64"/>
      <text:p text:style-name="P63">N~20003~No Transactions Present</text:p>
      <text:p text:style-name="P36"/>
      <text:p text:style-name="P36"/>
      <text:p text:style-name="P36">The output string is tilde (~) separated and has the following format</text:p>
      <text:p text:style-name="P36"/>
      <text:list xml:id="list830213199" text:style-name="WW8Num2">
        <text:list-item>
          <text:p text:style-name="P43">The first character is the Success or the Failure flag. Y for success and N for failure.</text:p>
        </text:list-item>
      </text:list>
      <text:p text:style-name="P86"/>
      <text:list xml:id="list1053770532" text:continue-numbering="true" text:style-name="WW8Num2">
        <text:list-item>
          <text:p text:style-name="P43">If successful, it is followed by total length of the string as shown above i.e.: <text:span text:style-name="T1">~000345</text:span>. This is a numeric field padded with zeros. </text:p>
        </text:list-item>
      </text:list>
      <text:p text:style-name="P36"/>
      <text:list xml:id="list2134204365" text:continue-numbering="true" text:style-name="WW8Num2">
        <text:list-item>
          <text:p text:style-name="P43">This is followed by the transactions. For example if one has asked for last 5 transactions, the output will as shown above. The date of transaction in DDMMYYYY format (<text:span text:style-name="T1">~09082002~), </text:span>followed by ISIN Code (<text:span text:style-name="T1">~INE484A01018~</text:span>), followed by ISIN Name (<text:span text:style-name="T1">~CENTURION BANK LIMITED EQUITY SHARES~</text:span>), followed by debit/credit flag (<text:span text:style-name="T1">~D~</text:span>), followed by transaction quantity (<text:span text:style-name="T1">~1000~</text:span>), followed by closing balance (<text:span text:style-name="T1">~0~</text:span>). Similarly this is repeated for all the remaining transactions. </text:p>
        </text:list-item>
      </text:list>
      <text:p text:style-name="P86"/>
      <text:list xml:id="list612167491" text:continue-numbering="true" text:style-name="WW8Num2">
        <text:list-item>
          <text:p text:style-name="P43"><text:span text:style-name="T3">If the result is failure the first character is followed by error code and error description, i.e.: </text:span><text:span text:style-name="T1">~20003~No Transactions Present</text:span><text:span text:style-name="T3">.</text:span></text:p>
        </text:list-item>
      </text:list>
      <text:p text:style-name="P56"/>
      <text:p text:style-name="P56"/>
      <text:p text:style-name="P56">4. <text:s/>Free Balances</text:p>
      <text:p text:style-name="P22"/>
      <text:p text:style-name="P22">This request is used to get the holdings of a customer. Holdings or closing balance of the ISINs will be of the previous day. And only the balance in the free mode will be returned. </text:p>
      <text:p text:style-name="P36"><text:s text:c="9"/></text:p>
      <text:p text:style-name="P56">URL: </text:p>
      <text:p text:style-name="P23">http://dpbo/cdsildpsecurechannels/deliverychannel.asp?option=04&amp;BO_ID= 1301490000002278&amp;ISIN_START_CHAR=I</text:p>
      <text:p text:style-name="P25"/>
      <text:p text:style-name="P36">As shown above in URL the call is made with three parameters, <text:span text:style-name="T4">option,</text:span> <text:span text:style-name="T5">BO_ID</text:span><text:span text:style-name="T4"> </text:span><text:span text:style-name="T3">and</text:span><text:span text:style-name="T4"> </text:span><text:span text:style-name="T5">ISIN_START_CHAR.</text:span> The parameter option should be <text:span text:style-name="T5">04</text:span> in this case and it indicates you are requesting the free balances. The parameter BO_ID has to be the BO ID of the BO and ISIN_START_CHAR is the starting character of the ISIN name you want to fetch the free balance of. In case you want to know the free balances of all ISINs starting with ‘I’, you can say <text:soft-page-break/>ISIN_START_CHAR =’I’. If you want to fetch balances of all the ISINs don’t include this parameter as shown below:</text:p>
      <text:p text:style-name="P55"/>
      <text:p text:style-name="P23">http://dpbo/cdsildpsecurechannels/deliverychannel.asp?option=04&amp;BO_ID= 1301490000002278</text:p>
      <text:p text:style-name="P55"/>
      <text:p text:style-name="P55"/>
      <text:p text:style-name="P55">Output string structure:</text:p>
      <text:p text:style-name="P36"/>
      <text:p text:style-name="P64">Y~000110~INE261A01010~IBP CO LIMITED EQUITY SHARES~7500</text:p>
      <text:p text:style-name="P64"><text:tab/> <text:s text:c="4"/>~INE242A01010~INDIAN OIL CORPORATION LIMITED EQUITY SHARES~5000</text:p>
      <text:p text:style-name="P64"/>
      <text:p text:style-name="P63">N~20004~No Holding Present</text:p>
      <text:p text:style-name="P36"/>
      <text:p text:style-name="P36">The output string is tilde (~) separated and has the following format</text:p>
      <text:p text:style-name="P36"/>
      <text:list xml:id="list672899515" text:style-name="WW8Num6">
        <text:list-item>
          <text:p text:style-name="P44">The first character is the Success or the Failure flag. Y for success and N for failure.</text:p>
        </text:list-item>
      </text:list>
      <text:p text:style-name="P86"/>
      <text:list xml:id="list1378513932" text:continue-numbering="true" text:style-name="WW8Num6">
        <text:list-item>
          <text:p text:style-name="P44">If successful, it is followed by total length of the string as shown above i.e.: <text:span text:style-name="T1">~000110~</text:span>. This is a numeric field padded with zeros.</text:p>
        </text:list-item>
      </text:list>
      <text:p text:style-name="P36"/>
      <text:list xml:id="list1669075507" text:continue-numbering="true" text:style-name="WW8Num6">
        <text:list-item>
          <text:p text:style-name="P44">This is followed by the ISINs and their balances. For example if there are two ISINs with free balances then the output will be as shown above. The ISIN code (<text:span text:style-name="T1">~INE261A01010~</text:span>), followed by ISIN Name (<text:span text:style-name="T1">~IBP CO LIMITED EQUITY SHARES~</text:span>), followed by free closing balance (<text:span text:style-name="T1">~7500~</text:span>). This is repeated for all the remaining ISINs.</text:p>
        </text:list-item>
      </text:list>
      <text:p text:style-name="P86"/>
      <text:list xml:id="list307564417" text:continue-numbering="true" text:style-name="WW8Num6">
        <text:list-item>
          <text:p text:style-name="P67">If the result is failure the first character is followed by error code and error description, i.e.: ~20004~No holdings Present.</text:p>
        </text:list-item>
      </text:list>
      <text:p text:style-name="P31"/>
      <text:p text:style-name="P31"/>
      <text:p text:style-name="P56">5. Last Bill Amount</text:p>
      <text:p text:style-name="P24"/>
      <text:p text:style-name="P36">This request is used to fetch the last bill number and its amount from the DpSecure server by supplying the BO ID.</text:p>
      <text:p text:style-name="P36"/>
      <text:p text:style-name="P56">URL:</text:p>
      <text:p text:style-name="P64">http://dpbo/cdsildpsecurechannels/deliverychannel.asp?option=05&amp;BO_ID=1301490000002303</text:p>
      <text:p text:style-name="P36"/>
      <text:p text:style-name="P36">As shown above in URL, <text:a xlink:type="simple" xlink:href="http://dpbo/dpsecurechannels/deliverychannel.asp"><text:span text:style-name="Internet_20_link"><text:span text:style-name="T2">http://dpbo/cdsildpsecurechannels/deliverychannel.asp</text:span></text:span></text:a> is the call to server side program with two parameters, <text:span text:style-name="T3">option</text:span> and BO_ID. The parameter option should be <text:span text:style-name="T5">05</text:span> in this case and it indicates you are requesting the Last Bill Amount. The parameter BO_ID has to be the BO ID of the BO.</text:p>
      <text:p text:style-name="P55"/>
      <text:p text:style-name="P54"/>
      <text:p text:style-name="P55">Output string structure:</text:p>
      <text:p text:style-name="P36"><text:soft-page-break/></text:p>
      <text:p text:style-name="P63">Y~000037~GTB01/5633~977~01-08-2002~31-08-2002</text:p>
      <text:p text:style-name="P63"/>
      <text:p text:style-name="P63">N~20005~No Bills Present</text:p>
      <text:p text:style-name="P36"/>
      <text:p text:style-name="P36">The output string is tilde (~) separated and has the following format</text:p>
      <text:p text:style-name="P36"/>
      <text:list xml:id="list2152042948" text:style-name="WW8Num12">
        <text:list-item>
          <text:p text:style-name="P3">The first character is the Success or the Failure flag. Y for success and N for failure.</text:p>
        </text:list-item>
      </text:list>
      <text:p text:style-name="P7"/>
      <text:list xml:id="list2040043387" text:continue-numbering="true" text:style-name="WW8Num12">
        <text:list-item>
          <text:p text:style-name="P45">If successful, it is followed by total length of the string as shown above i.e.: <text:span text:style-name="T1">~000037~</text:span>. This is a numeric field padded with zeros and 6 characters in length. <text:s/></text:p>
        </text:list-item>
      </text:list>
      <text:p text:style-name="P36"/>
      <text:list xml:id="list1017481371" text:continue-numbering="true" text:style-name="WW8Num12">
        <text:list-item>
          <text:p text:style-name="P45">This is followed by the bill number (<text:span text:style-name="T1">~GTB01/5633~</text:span>), followed by amount (<text:span text:style-name="T1">~977~</text:span>), followed by billing period, from date (<text:span text:style-name="T1">~01-08-2002~</text:span>), and to date (<text:span text:style-name="T1">~31-08-2002</text:span>).<text:span text:style-name="T3"> </text:span></text:p>
        </text:list-item>
      </text:list>
      <text:p text:style-name="P36"/>
      <text:list xml:id="list277790797" text:continue-numbering="true" text:style-name="WW8Num12">
        <text:list-item>
          <text:p text:style-name="P45"><text:span text:style-name="T3">If the result is failure the first character is followed by error code and error description, i.e.: </text:span><text:span text:style-name="T1">~20005~No Bills Present</text:span><text:span text:style-name="T3">.</text:span></text:p>
        </text:list-item>
      </text:list>
      <text:p text:style-name="P36"/>
      <text:p text:style-name="P36"/>
      <text:p text:style-name="P55">6. General request</text:p>
      <text:p text:style-name="P55"/>
      <text:p text:style-name="P36">This request is used to accept the below requests from the BO. This request is redirected as an Email by the DpSecure server to the branch where the BO belongs.</text:p>
      <text:p text:style-name="P36"/>
      <text:list xml:id="list1237510994" text:style-name="WW8Num15">
        <text:list-item>
          <text:p text:style-name="P46">Request for Instruction Slip Book.</text:p>
        </text:list-item>
      </text:list>
      <text:h text:style-name="P16" text:outline-level="3">URL:</text:h>
      <text:p text:style-name="P90">http://dpbo/cdsildpsecurechannels/deliverychannel.asp?option=06&amp;BO_ID=1301490000002303&amp;gen_request=1</text:p>
      <text:p text:style-name="P92"/>
      <text:list xml:id="list1896237966" text:continue-numbering="true" text:style-name="WW8Num15">
        <text:list-item>
          <text:p text:style-name="P46">Request for Statement of Transaction.</text:p>
        </text:list-item>
      </text:list>
      <text:h text:style-name="P16" text:outline-level="3">URL:</text:h>
      <text:p text:style-name="P90">http://dpbo/cdsildpsecurechannels/deliverychannel.asp?option=06&amp;BO_ID=1301490000002303&amp;gen_request=2</text:p>
      <text:p text:style-name="P82"/>
      <text:list xml:id="list2015403234" text:continue-numbering="true" text:style-name="WW8Num15">
        <text:list-item>
          <text:p text:style-name="P46">Request for Statement of Holding.</text:p>
        </text:list-item>
      </text:list>
      <text:h text:style-name="P16" text:outline-level="3">URL:</text:h>
      <text:p text:style-name="P90">http://dpbo/cdsildpsecurechannels/deliverychannel.asp?option=06&amp;BO_ID=1301490000002303&amp;gen_request=3</text:p>
      <text:p text:style-name="P82"/>
      <text:list xml:id="list1480968871" text:continue-numbering="true" text:style-name="WW8Num15">
        <text:list-item>
          <text:p text:style-name="P46">Request for Statement of Billing</text:p>
        </text:list-item>
      </text:list>
      <text:p text:style-name="P91">URL:</text:p>
      <text:p text:style-name="P90">http://dpbo/cdsildpsecurechannels/deliverychannel.asp?option=06&amp;BO_ID=1301490000002303&amp;gen_request=4</text:p>
      <text:p text:style-name="P36"/>
      <text:p text:style-name="P36"/>
      <text:p text:style-name="P36"><text:soft-page-break/>In the above URLs the parameter option should be <text:span text:style-name="T5">06</text:span>, which indicates it’s a general request. The parameter BO_ID is the BO ID of the BO. The parameter gen_request will change according to need of request and as seen in the above URLs. DpSecure server will shoot an Email to the branch with the request type as the Email subject and the BO details in the Email body. The branch email Id is picked from the branch master provided in the DpSecure application. </text:p>
      <text:p text:style-name="P36"/>
      <text:p text:style-name="P55">Output string structure:</text:p>
      <text:p text:style-name="P36"/>
      <text:p text:style-name="P63">Y~000000</text:p>
      <text:p text:style-name="P64"/>
      <text:p text:style-name="P64">N~20010~Email Generation Has Failed.</text:p>
      <text:p text:style-name="P63"/>
      <text:p text:style-name="P63">N~20006~Invalid General Request Code.</text:p>
      <text:p text:style-name="P36"/>
      <text:p text:style-name="P36">The output string is tilde (~) separated and has the following format</text:p>
      <text:p text:style-name="P36"/>
      <text:list xml:id="list1032254782" text:style-name="WW8Num14">
        <text:list-item>
          <text:p text:style-name="P4">The first character is the Success or the Failure flag. Y for success and N for failure.</text:p>
        </text:list-item>
      </text:list>
      <text:p text:style-name="P8"/>
      <text:list xml:id="list863528615" text:continue-numbering="true" text:style-name="WW8Num14">
        <text:list-item>
          <text:p text:style-name="P47">If successful, it is followed by <text:s/><text:span text:style-name="T1">~000000</text:span></text:p>
        </text:list-item>
      </text:list>
      <text:p text:style-name="P82"/>
      <text:list xml:id="list865721723" text:continue-numbering="true" text:style-name="WW8Num14">
        <text:list-item>
          <text:p text:style-name="P68">If the result is failure the first character is followed by error code and error description. </text:p>
        </text:list-item>
      </text:list>
      <text:p text:style-name="P55"/>
      <text:p text:style-name="P55"/>
      <text:p text:style-name="P55">7. Lost Instruction Slip</text:p>
      <text:p text:style-name="P36"/>
      <text:p text:style-name="P36">This request is used to update the lost instruction slips data in the DpSecure server. Once a slip is updated as lost, DpSecure will not accept that instruction slip. Thus avoiding any misuse of the lost instruction slips. <text:s text:c="2"/></text:p>
      <text:p text:style-name="P56"/>
      <text:p text:style-name="P56">URL:</text:p>
      <text:p text:style-name="P64">http://dpbo/cdsildpsecurechannels/deliverychannel.asp?option=07&amp;BO_ID=1302560000000070&amp;series_from=100&amp;no_of_slips=5</text:p>
      <text:p text:style-name="P30"/>
      <text:p text:style-name="P36">In the above URL the parameter option should be <text:span text:style-name="T5">07,</text:span> which indicates you are requesting to update the lost slip data. The parameter BO_ID is the BO ID of the BO. series_from is the starting slip number the BO has lost and no_of_slips is the total number of slips lost. In case of single slip lost mention the series_from and no_of_slips=5.</text:p>
      <text:p text:style-name="P55"/>
      <text:p text:style-name="P54"/>
      <text:p text:style-name="P55">Output string structure:</text:p>
      <text:p text:style-name="P36"/>
      <text:p text:style-name="P63">Y~000000</text:p>
      <text:p text:style-name="P64"/>
      <text:p text:style-name="P64">N~20007~Slip no. not issued to this BO</text:p>
      <text:p text:style-name="P63"/>
      <text:p text:style-name="P63">N~20008~Slip no. already exists in lost instruction slip data.</text:p>
      <text:p text:style-name="P63"><text:soft-page-break/></text:p>
      <text:p text:style-name="P63">N~20009~Transaction present with this Slip no.</text:p>
      <text:p text:style-name="P36"/>
      <text:p text:style-name="P36">The output string is tilde (~) separated and has the following format</text:p>
      <text:p text:style-name="P36"/>
      <text:list xml:id="list695862374" text:style-name="WW8Num10">
        <text:list-item>
          <text:p text:style-name="P5">The first character is the Success or the Failure flag. Y for success and N for failure.</text:p>
        </text:list-item>
      </text:list>
      <text:p text:style-name="P8"/>
      <text:list xml:id="list2157538296" text:continue-numbering="true" text:style-name="WW8Num10">
        <text:list-item>
          <text:p text:style-name="P48">If successful, it is followed by only a tilde (~)</text:p>
        </text:list-item>
      </text:list>
      <text:p text:style-name="P82"/>
      <text:list xml:id="list908483619" text:continue-numbering="true" text:style-name="WW8Num10">
        <text:list-item>
          <text:p text:style-name="P69">If the result is failure the first character is followed by error code and error description. There could be any one of the errors mentioned above. </text:p>
        </text:list-item>
      </text:list>
      <text:p text:style-name="P88"/>
      <text:p text:style-name="P36"/>
      <text:p text:style-name="P54">8. <text:s/>BO Name and Address of the BO</text:p>
      <text:p text:style-name="P31"/>
      <text:p text:style-name="P31">This request is used to return the BO Name and address of the BO based on the BO id given. <text:s text:c="8"/></text:p>
      <text:p text:style-name="P36"><text:s text:c="9"/></text:p>
      <text:p text:style-name="P54">URL: </text:p>
      <text:p text:style-name="Standard"><text:a xlink:type="simple" xlink:href="http://dpbo/dpsecurechannels/deliverychannel.asp?option=08&amp;dpclient_id=10009727"><text:span text:style-name="Internet_20_link"><text:span text:style-name="T2">http://dpbo/cdsildpsecurechannels/deliverychannel.asp?option=08&amp;BO_ID=</text:span></text:span></text:a><text:a xlink:type="simple" xlink:href="http://dpbo/dpsecurechannels/deliverychannel.asp?option=08&amp;dpclient_id=10009727"><text:span text:style-name="T1">1301490000002303</text:span></text:a></text:p>
      <text:p text:style-name="P39"/>
      <text:p text:style-name="P36">In the above URL the parameter option should be <text:span text:style-name="T5">08</text:span>, which indicates you are requesting to BO Name and address. The parameter BO_ID is the BO ID of the BO.</text:p>
      <text:p text:style-name="P55"/>
      <text:p text:style-name="P55">Output string structure:</text:p>
      <text:p text:style-name="P36"/>
      <text:p text:style-name="Body_20_Text_20_2">Y~000165~FORTUNE FINANCIAL SERVICES (INDIA) LIMITED~2ND FLOOR, K K CHAMBERS~SIR P T MARG~FORT~400001~2077931~~~~2072948/2071776~ffsl.fortune@gems.vsnl.net.in~~CM Pool~Closed</text:p>
      <text:p text:style-name="Standard"/>
      <text:p text:style-name="P63">N~20001~Invalid BO Id</text:p>
      <text:p text:style-name="P36"/>
      <text:p text:style-name="P36">The output string is tilde (~) separated and has the following format</text:p>
      <text:p text:style-name="P36"/>
      <text:list xml:id="list1032135057" text:style-name="WW8Num17">
        <text:list-item>
          <text:p text:style-name="P9">The first character is the Success or the Failure flag. Y for success and N for failure.</text:p>
        </text:list-item>
      </text:list>
      <text:p text:style-name="P8"/>
      <text:list xml:id="list1893247993" text:continue-numbering="true" text:style-name="WW8Num17">
        <text:list-item>
          <text:p text:style-name="P89">If successful, it is followed by total length of the string as shown above i.e.: <text:span text:style-name="T1">~000165~</text:span>. This is a numeric field padded with zeros and 6 characters in length. <text:s/></text:p>
        </text:list-item>
      </text:list>
      <text:p text:style-name="P8"/>
      <text:list xml:id="list970153169" text:continue-numbering="true" text:style-name="WW8Num17">
        <text:list-item>
          <text:p text:style-name="P89">This is followed by the BO Name. Then Address1. Then Address2. Then Address3. Then Address4. Then Zip. Then Phone1. Then Phone2. Then Phone3. Then Telex. Then Fax. Then Email. Then WebSite. Then BO Category. Then BO Status.</text:p>
        </text:list-item>
      </text:list>
      <text:p text:style-name="P82"/>
      <text:list xml:id="list842324977" text:continue-numbering="true" text:style-name="WW8Num17">
        <text:list-item>
          <text:p text:style-name="P89"><text:span text:style-name="T3">If the result is failure the first character is followed by error code and error description, i.e.: </text:span><text:span text:style-name="T1">~20001~Invalid BO Id</text:span><text:span text:style-name="T3">.</text:span></text:p>
        </text:list-item>
      </text:list>
      <text:p text:style-name="P66"><text:soft-page-break/></text:p>
      <text:p text:style-name="P66"/>
      <text:h text:style-name="P14" text:outline-level="1">9. <text:s/>SOA By Fax</text:h>
      <text:p text:style-name="Standard"/>
      <text:p text:style-name="P72"><text:span text:style-name="T5">URL:</text:span> </text:p>
      <text:p text:style-name="P72"><text:a xlink:type="simple" xlink:href="http://dpbo/dpsecurechannels/deliverychannel.asp?option=09&amp;BO_ID=1301490000002303&amp;from_date=03-Jun-2002&amp;to_date="><text:span text:style-name="Internet_20_link"><text:span text:style-name="T2">http://dpbo/cdsildpsecurechannels/deliverychannel.asp?option=09&amp;BO_ID=1301490000002303&amp;from_date=03-Jun-2002&amp;to_date=</text:span></text:span></text:a><text:span text:style-name="T1">03-Jun-2002</text:span></text:p>
      <text:p text:style-name="P65"/>
      <text:h text:style-name="P14" text:outline-level="1">Output string structure:</text:h>
      <text:p text:style-name="Standard"/>
      <text:p text:style-name="Body_20_Text_20_2">Y~<text:line-break/>01~ISIN~INE084A01016 / BANK OF INDIA EQY *<text:line-break/>02~CURRENT~Opening Qty.:~0<text:line-break/>03~04-Mar-2003~Demat 00647759 Close - Cr Confirmed Balance~100Cr.~100<text:line-break/>04~Closing Qty.:~100<text:line-break/>05~Value (Rs.) : ~3,955<text:line-break/>01~ISIN~INE114A01011 / SAIL EQUITY SHARES *<text:line-break/>02~CURRENT~Opening Qty.:~0<text:line-break/>03~07-Mar-2003~Demat 00647760 Close - Cr Confirmed Balance~200Cr.~200<text:line-break/>04~Closing Qty.:~200<text:line-break/>05~Value (Rs.) : ~1,860<text:line-break/></text:p>
      <text:p text:style-name="P62">06~Total Value of Holding(Prices as on 11-04-2003) Rs.~5815</text:p>
      <text:p text:style-name="Standard"/>
      <text:p text:style-name="Standard"/>
      <text:p text:style-name="P72">The return string type 01 contains ISIN string and ISIN Name.</text:p>
      <text:p text:style-name="Standard">The return string type 02 contains Transaction Type, Opening Qty string and Quantity.</text:p>
      <text:p text:style-name="Standard">The return string type 03 contains Business date, Booking Narration (Description), credit/debit and balance.</text:p>
      <text:p text:style-name="Standard">The return string type 04 contains Closing Qty. string and Quantity.</text:p>
      <text:p text:style-name="Standard">The return string type 05 contains Value string and its value.</text:p>
      <text:p text:style-name="Standard">The return string type 06 contains total value of the Holding.</text:p>
      <text:p text:style-name="Standard"/>
      <text:p text:style-name="P62">N~20003~No Transactions present</text:p>
      <text:p text:style-name="Standard"/>
      <text:p text:style-name="Standard"/>
      <text:h text:style-name="P14" text:outline-level="1">10. SOH By Fax</text:h>
      <text:p text:style-name="Standard"/>
      <text:p text:style-name="P54">URL:</text:p>
      <text:p text:style-name="P72"><text:a xlink:type="simple" xlink:href="http://dpbo/cdsildpsecurechannels/deliverychannel.asp?option=10&amp;BO_ID=1302860000000357&amp;ason_date=01-Jun-2003"><text:span text:style-name="Internet_20_link"><text:span text:style-name="T2">http://dpbo/cdsildpsecurechannels/deliverychannel.asp?option=10&amp;BO_ID=1302860000000357&amp;ason_date=01-Jun-2003</text:span></text:span></text:a></text:p>
      <text:p text:style-name="P72"/>
      <text:h text:style-name="P13" text:outline-level="1"><text:a xlink:type="simple" xlink:href="http://dpbo/cdsildpsecurechannels/deliverychannel.asp?option=10&amp;BO_ID=1302860000000357&amp;ason_date=01-Jun-2003&amp;PrintValue=Y"><text:span text:style-name="Internet_20_link"><text:span text:style-name="T8">http://dpbo/cdsildpsecurechannels/deliverychannel.asp?option=10&amp;BO_ID=1302860000000357&amp;ason_date=01-Jun-2003&amp;PrintValue=Y</text:span></text:span></text:a></text:h>
      <text:p text:style-name="Standard"/>
      <text:p text:style-name="P36"><text:soft-page-break/>In the above URL the parameter option should be <text:span text:style-name="T5">10</text:span> which indicates you are requesting for SOH by fax. The parameter BO_ID is the BO Id of the BO. Ason_date is the to date for the Statement of the Holding. PrintValue is optional and its printing the value of Holding.</text:p>
      <text:p text:style-name="P75"/>
      <text:p text:style-name="Standard"/>
      <text:h text:style-name="P14" text:outline-level="1">Output string structure:</text:h>
      <text:p text:style-name="P62">Y~<text:line-break/>01~INE108A01013~BPL ENGINEERING EQ~200<text:line-break/>01~INE130A01017~GLOBAL TRUST BANK *~100<text:line-break/>01~INE162A01010~GUJARAT INDS POWER~200<text:line-break/>01~INE095A01012~INDUSIND BANK EQUITY~400<text:line-break/>01~INE278B01012~RAMA NEWSPRINT PAPER~500<text:line-break/>01~INE002A01018~RELIANCE INDUS *~9<text:line-break/>01~INE145A01015~RPG CABLES LTD EQ~200<text:line-break/>01~INE252A01019~SPEL SEMICONDUCTOR~100</text:p>
      <text:p text:style-name="Standard"/>
      <text:p text:style-name="Body_20_Text_20_2">Y~<text:line-break/>01~INE108A01013~BPL ENGINEERING EQ~200~810<text:line-break/>01~INE130A01017~GLOBAL TRUST BANK *~100~1510<text:line-break/>01~INE162A01010~GUJARAT INDS POWER~200~3370<text:line-break/>01~INE095A01012~INDUSIND BANK EQUITY~400~6680<text:line-break/>01~INE278B01012~RAMA NEWSPRINT PAPER~500~1275<text:line-break/>01~INE002A01018~RELIANCE INDUS *~9~2571.3<text:line-break/>01~INE145A01015~RPG CABLES LTD EQ~200~1260<text:line-break/>01~INE252A01019~SPEL SEMICONDUCTOR~100~235<text:line-break/>03~Total Value of Holding(Prices as on 03-04-2003) Rs.17711.3</text:p>
      <text:p text:style-name="Standard"/>
      <text:p text:style-name="P72">The return string type 01 contains ISIN string, ISIN Name, Account Description and Quantity.</text:p>
      <text:p text:style-name="Standard">The return string type 02 contains Account description and quantity.</text:p>
      <text:p text:style-name="Standard">The return string type 03 contains Total Value of Holding with Holding Date.</text:p>
      <text:p text:style-name="Standard"/>
      <text:p text:style-name="P62">N~20004~No Holding present</text:p>
      <text:p text:style-name="Standard"/>
      <text:p text:style-name="P74"/>
      <text:h text:style-name="P14" text:outline-level="1">11. SOB By Fax</text:h>
      <text:p text:style-name="Standard"/>
      <text:p text:style-name="P54">URL:</text:p>
      <text:p text:style-name="P72"><text:a xlink:type="simple" xlink:href="http://dpbo/dpsecurechannels/deliverychannel.asp?option=11&amp;"><text:span text:style-name="Internet_20_link"><text:span text:style-name="T2">http://dpbo/cdsildpsecurechannels/deliverychannel.asp?option=11&amp;</text:span></text:span></text:a><text:span text:style-name="T1">BO_ID=1301490000000019&amp;invoice_id=5398</text:span></text:p>
      <text:p text:style-name="P72"/>
      <text:h text:style-name="P14" text:outline-level="1">Output string structure:</text:h>
      <text:p text:style-name="P54"/>
      <text:p text:style-name="P62">Y~<text:line-break/>01~Bill for Service Charges from 01-Aug-2002 To 31-Aug-2002~Bill Date~05-10-2002~Bill No.~GTB01/5765<text:line-break/>02~Bill Head :~Pledge-Pledgee<text:line-break/>03~31-08-2002~INE012A01025~ACC LIMITED EQUITY <text:soft-page-break/>*~3000~414000.00~25~10350000.00<text:line-break/>03~31-08-2002~INE029A01011~BPCL EQUITY~55000~15111250.00~25~377781250.00<text:line-break/>03~31-08-2002~INE029A01011~BPCL EQUITY~42000~11539500.00~25~288487500.00<text:line-break/>03~31-08-2002~INE047A01013~GRASIM INDUSTRIES *~10000~3141500.00~25~78537500.00<text:line-break/>03~31-08-2002~INE081A01012~TATA STEEL EQUITY *~25000~3090000.00~25~77250000.00<text:line-break/>03~31-08-2002~INE094A01015~HPCL EQUITY~10000~2737500.00~25~68437500.00<text:line-break/>03~31-08-2002~INE155A01014~TELCO EQUITY*~45000~6302250.00~25~157556250.00<text:line-break/>04~Bill Head Total : ~1,058,400,000.00<text:line-break/>02~Bill Head :~Service Tax<text:line-break/>03~~~~~1257434500.00~.05~62871725.00<text:line-break/>04~Bill Head Total : ~62,871,725.00<text:line-break/>02~Bill Head :~Unpledge-Pledgee<text:line-break/>03~30-08-2002~INE245A01013~TATA POWER CO. EQY~50000~5110000.00~25~127750000.00<text:line-break/>03~30-08-2002~INE245A01013~TATA POWER CO. EQY~27900~2851380.00~25~71284500.00<text:line-break/>04~Bill Head Total : ~199,034,500.00<text:line-break/></text:p>
      <text:p text:style-name="P62">05~Bill Total (Rounded Off) : ~1,320,306,225.00<text:line-break/>06~Net Amount : ~Rupees Thirty Two Crore Three Lakh Six Thousand Two Hundred and Twenty Five only</text:p>
      <text:p text:style-name="P65"/>
      <text:p text:style-name="P27">N~20005~No Bill present</text:p>
      <text:p text:style-name="P72"/>
      <text:p text:style-name="P72">The return string type 01 contains Bill Report Heading, Bill Date and Bill No.</text:p>
      <text:p text:style-name="Standard">The return string type 02 contains Bill Head and Its Descriptions.</text:p>
      <text:p text:style-name="Standard">The return string type 03 contains Transaction Date, ISIN CODE, ISIN Name, Quantity, Value, Rate and Amount.</text:p>
      <text:p text:style-name="Standard">The return string type 04 contains Bill Head Total.</text:p>
      <text:p text:style-name="Standard">The return string type 05 contains Total Amount.</text:p>
      <text:p text:style-name="Standard">The return string type 06 contains Total Amount in Description.</text:p>
      <text:p text:style-name="Standard"/>
      <text:p text:style-name="Standard"/>
      <text:h text:style-name="P14" text:outline-level="1">13. <text:s/>Invoice Printing Details</text:h>
      <text:p text:style-name="Standard"/>
      <text:p text:style-name="P54">URL:</text:p>
      <text:p text:style-name="P72"><text:a xlink:type="simple" xlink:href="http://dpbo/dpsecurechannels/deliverychannel.asp?option=13&amp;"><text:span text:style-name="Internet_20_link"><text:span text:style-name="T2">http://dpbo/cdsildpsecurechannels/deliverychannel.asp?option=13&amp;</text:span></text:span></text:a><text:span text:style-name="T1">BO_ID=1301490000000019</text:span></text:p>
      <text:p text:style-name="P72"/>
      <text:p text:style-name="P36">In the above URL the parameter option should be <text:span text:style-name="T5">13</text:span>, which indicates you are requesting for Invoice Printing Details for a given BO. The parameter BO_ID is the BO ID of the BO.</text:p>
      <text:p text:style-name="P72"/>
      <text:h text:style-name="P14" text:outline-level="1">Output string structure:</text:h>
      <text:p text:style-name="Standard"/>
      <text:p text:style-name="P62"><text:soft-page-break/>1719~GTB01/1719~07-02-2002~01-04-2001~30-04-2001~750<text:line-break/>475~GTB01/475~06-02-2002~01-09-2000~30-09-2000~1232<text:line-break/>270~GTB01/270~06-02-2002~01-07-2000~31-07-2000~400<text:line-break/>128~GTB01/128~06-02-2002~01-04-2000~30-04-2000~1200<text:line-break/>191~GTB01/191~06-02-2002~01-05-2000~31-05-2000~100<text:line-break/>3~GTB01/3~06-02-2002~01-01-2000~31-01-2000~200<text:line-break/>2871~GTB01/3238~07-02-2002~01-09-2001~30-09-2001~126<text:line-break/>3265~GTB01/3632~07-02-2002~01-11-2001~30-11-2001~132<text:line-break/>3063~GTB01/3430~07-02-2002~01-10-2001~31-10-2001~328<text:line-break/>3474~GTB01/3841~07-02-2002~01-12-2001~31-12-2001~25447<text:line-break/>3683~GTB01/4050~07-02-2002~01-01-2002~31-01-2002~16330<text:line-break/>4041~GTB01/4408~02-03-2002~01-02-2002~28-02-2002~13823<text:line-break/>4200~GTB01/4567~04-04-2002~01-03-2002~31-03-2002~15307<text:line-break/>4541~GTB01/4908~08-05-2002~01-04-2002~30-04-2002~13046<text:line-break/>4771~GTB01/5138~17-06-2002~01-05-2002~31-05-2002~17738<text:line-break/>4952~GTB01/5319~12-07-2002~01-06-2002~30-06-2002~4539<text:line-break/>5172~GTB01/5539~13-08-2002~01-07-2002~31-07-2002~382<text:line-break/>5398~GTB01/5765~05-10-2002~01-08-2002~31-08-2002~1320306225</text:p>
      <text:p text:style-name="P62"/>
      <text:p text:style-name="P62">00~No Records Found</text:p>
      <text:p text:style-name="P24"/>
      <text:p text:style-name="P36">The output string is tilde (~) separated and has the following format</text:p>
      <text:p text:style-name="P2"/>
      <text:list xml:id="list1877213493" text:style-name="WW8Num9">
        <text:list-item>
          <text:p text:style-name="P49">This is followed by the Invoice Id (<text:span text:style-name="T1">1719~</text:span>), followed by Bill No (<text:span text:style-name="T1">~GTB01/1719~</text:span>), followed by Bill Date (<text:span text:style-name="T1">~07-02-2002~</text:span>), From Date (<text:span text:style-name="T1">~01-04-2001~</text:span>), To Date (<text:span text:style-name="T1">~30-04-2001~</text:span>) and Total Amount (<text:span text:style-name="T1">~750</text:span>).</text:p>
        </text:list-item>
      </text:list>
      <text:p text:style-name="P36"/>
      <text:list xml:id="list886911919" text:continue-numbering="true" text:style-name="WW8Num9">
        <text:list-item>
          <text:p text:style-name="P49"><text:span text:style-name="T3">If the result is failure the first character is followed by error code and error description, i.e.: </text:span><text:span text:style-name="T1">00~No Records Found</text:span><text:span text:style-name="T3">.</text:span></text:p>
        </text:list-item>
      </text:list>
      <text:p text:style-name="Standard"/>
      <text:p text:style-name="P54"/>
      <text:p text:style-name="P54">14. <text:s/>Internet Interface - CML Letter Printing</text:p>
      <text:p text:style-name="Standard"/>
      <text:p text:style-name="P54">URL:</text:p>
      <text:p text:style-name="P72"><text:a xlink:type="simple" xlink:href="http://dpbo/dpsecurechannels/deliverychannel.asp?option=14&amp;"><text:span text:style-name="Internet_20_link"><text:span text:style-name="T2">http://dpbo/cdsildpsecurechannels/deliverychannel.asp?option=14&amp;</text:span></text:span></text:a><text:span text:style-name="T1">BO_ID=1301490000000019</text:span></text:p>
      <text:p text:style-name="P72"/>
      <text:p text:style-name="P36">In the above URL the parameter option should be <text:span text:style-name="T5">14</text:span>, which indicates you are requesting for CML Letter Printing for a given BO. The parameter BO_ID is the BO ID of the BO.</text:p>
      <text:p text:style-name="P74"/>
      <text:h text:style-name="P14" text:outline-level="1">Output string structure:</text:h>
      <text:p text:style-name="P24">Formatted HTML Output</text:p>
      <text:p text:style-name="P74"/>
      <text:p text:style-name="Standard"/>
      <text:h text:style-name="P14" text:outline-level="1">15. <text:s/>Internet Interface – Statement Of Holding</text:h>
      <text:p text:style-name="Standard"/>
      <text:p text:style-name="P54">URL:</text:p>
      <text:p text:style-name="P72"><text:soft-page-break/><text:a xlink:type="simple" xlink:href="http://dpbo/dpsecurechannels/deliverychannel.asp?option=15&amp;"><text:span text:style-name="Internet_20_link"><text:span text:style-name="T2">http://dpbo/cdsildpsecurechannels/deliverychannel.asp?option=15&amp;</text:span></text:span></text:a><text:span text:style-name="T1">BO_ID=1301490000000023&amp;par4=Y&amp;ason_date=01-Jun-2006</text:span></text:p>
      <text:p text:style-name="P75"/>
      <text:p text:style-name="P36">In the above URL the parameter option should be <text:span text:style-name="T5">15</text:span>, which indicates you are requesting for Statement of Holding for a given BO. The parameter BO_ID is the BO ID of the BO. Par4 is Print Value option and ason_date is the to date for the Statement of the Holding and it is optional.</text:p>
      <text:p text:style-name="P75"/>
      <text:p text:style-name="P75"/>
      <text:h text:style-name="P14" text:outline-level="1">Output string structure:</text:h>
      <text:p text:style-name="Standard">Formatted HTML Output</text:p>
      <text:p text:style-name="Standard"/>
      <text:p text:style-name="P76"/>
      <text:p text:style-name="P54">16. Internet Interface – Statement Of Account</text:p>
      <text:p text:style-name="P72"/>
      <text:p text:style-name="P54">URL:</text:p>
      <text:p text:style-name="P35">http://dpbo/cdsildpsecurechannels/deliverychannel.asp?option=16&amp;par2=on&amp;par3=Y&amp;par4=1301490000002303&amp;par5=01-Sep-2002&amp;par6=15-Sep-2002&amp;par7=on&amp;par8=on&amp;par9=Y</text:p>
      <text:p text:style-name="P72"/>
      <text:p text:style-name="P72"/>
      <text:p text:style-name="P36">In the above URL the parameter option should be <text:span text:style-name="T5">16</text:span>, which indicates you are requesting for Statement of Account for a given BO. The parameter par2 is Print BO if no Holding, par3 is Print Value, par4 is the BO ID of the BO, par5 is the From Date, Par6 is the To Date, par7 is Print Only free balances, par8 is Do not Print if no transaction and par9 is Print Bank Detail of the Statement of Account. </text:p>
      <text:p text:style-name="P72"/>
      <text:h text:style-name="P14" text:outline-level="1">Output string structure:</text:h>
      <text:p text:style-name="Standard">Formatted HTML Output</text:p>
      <text:p text:style-name="P25"/>
      <text:p text:style-name="P24"/>
      <text:p text:style-name="Standard"><text:span text:style-name="T5">17. Internet Interface – Statement of Billing</text:span></text:p>
      <text:p text:style-name="P72"/>
      <text:p text:style-name="P59">URL:</text:p>
      <text:p text:style-name="P72"><text:a xlink:type="simple" xlink:href="http://dpbo/dpsecurechannels/deliverychannel.asp?option=17&amp;par3=Y&amp;par4=5398&amp;par5=1301490000000019&amp;par6=N&amp;par7=N&amp;par8=N&amp;par9=Y"><text:span text:style-name="Internet_20_link"><text:span text:style-name="T2">http://dpbo/cdsildpsecurechannels/deliverychannel.asp?option=17&amp;par3=Y&amp;par4=5398&amp;par5=1301490000000019&amp;par6=N&amp;par7=N&amp;par8=N&amp;par9=Y</text:span></text:span></text:a></text:p>
      <text:p text:style-name="P72"/>
      <text:p text:style-name="P36">In the above URL the parameter option should be <text:span text:style-name="T5">17</text:span>, which indicates you are requesting for Statement of Billing for a given BO. The parameter par4 is the internal id of the invoice. par5 is the BO ID of the BO.</text:p>
      <text:p text:style-name="P72"/>
      <text:h text:style-name="P14" text:outline-level="1">Output string structure:</text:h>
      <text:p text:style-name="Standard">Formatted HTML Output</text:p>
      <text:p text:style-name="P24"/>
      <text:p text:style-name="Standard"/>
      <text:p text:style-name="P54">29. <text:s/>Demat Status Query Details</text:p>
      <text:p text:style-name="Standard"><text:soft-page-break/></text:p>
      <text:p text:style-name="Standard">This request is used to fetch the Demat Status Query details from the DpSecure server.</text:p>
      <text:p text:style-name="Standard"/>
      <text:p text:style-name="P60">URL: </text:p>
      <text:p text:style-name="P77"/>
      <text:p text:style-name="Body_20_Text_20_2">http://dpbo/dpsecurechannels/deliverychannel.asp?option=29&amp;BO_ID=1302080600000211&amp;ISIN_CODE=&amp;drn_no=&amp;no_of_tran=5</text:p>
      <text:p text:style-name="Standard"/>
      <text:p text:style-name="Standard"/>
      <text:p text:style-name="Standard">As shown above in URL the call is made with five parameters, option, BO_ID, ISIN_CODE, <text:s/>drn_no and no_of_tran. </text:p>
      <text:p text:style-name="Standard">The parameter option should be 29 in this case and it indicates you are requesting the Demat Status Query details. </text:p>
      <text:p text:style-name="Standard">The parameter BO_ID has to be the BO ID of the BO, ISIN_CODE has to be the ISIN Code, drn_no should be the </text:p>
      <text:p text:style-name="Standard">DRN No. and no_of_tran should be the number of transactions you want to fetch.</text:p>
      <text:p text:style-name="Standard"/>
      <text:p text:style-name="Standard">BO_ID is required and ISIN_CODE, drn_no, no_of_tran is optional</text:p>
      <text:p text:style-name="Standard"/>
      <text:p text:style-name="Standard"/>
      <text:p text:style-name="P60">Output string structure :</text:p>
      <text:p text:style-name="Standard"/>
      <text:p text:style-name="P62">Y~PRAKASH DEVI BERIWALA~1302080600008605</text:p>
      <text:p text:style-name="P62">1334714~INE062A01012~SBI - EQUITY SHARES~50~50~0~0~Closed / All Demats Successfull~</text:p>
      <text:p text:style-name="P62">1334713~INE580A01013~NAGAR FERT &amp; CHEM~500~500~0~0~Closed / All Demats Successfull~</text:p>
      <text:p text:style-name="P62">1334715~INE013A01015~RELIANCE CAPITAL~62~62~0~0~Closed / All Demats Successfull~</text:p>
      <text:p text:style-name="P62">~INE013A01015~RELIANCE CAPITAL~300~0~0~300~Not Authorized / Pending Demat / ~</text:p>
      <text:p text:style-name="P62"/>
      <text:p text:style-name="P62">N~20003~No Transactions present</text:p>
      <text:p text:style-name="Standard"/>
      <text:p text:style-name="P24">The output string is tilde (~) separated and has the following format</text:p>
      <text:p text:style-name="Standard"/>
      <text:p text:style-name="Standard">1. The first character is the Success or the Failure flag. Y for success and N for failure.</text:p>
      <text:p text:style-name="Standard"/>
      <text:p text:style-name="Standard">2. If successful, it is followed by BO Name &amp; BO ID <text:s/>of the string as shown above i.e.: </text:p>
      <text:p text:style-name="Body_20_Text_20_2">~PRAKASH DEVI BERIWALA~1302080600008605.</text:p>
      <text:p text:style-name="Standard"/>
      <text:p text:style-name="Standard">3. This is followed by the query details. </text:p>
      <text:p text:style-name="Standard"/>
      <text:p text:style-name="Standard">For example, the output will as shown above. </text:p>
      <text:p text:style-name="Standard"/>
      <text:p text:style-name="Standard"><text:soft-page-break/>DRN No. is (<text:span text:style-name="T1">1334714~</text:span>), followed by ISIN Code (<text:span text:style-name="T1">~INE062A01012~</text:span>), followed by ISIN Name (<text:span text:style-name="T1">~SBI - EQUITY SHARES~</text:span>), followed by Quantity Requested (<text:span text:style-name="T1">~50~</text:span>), followed by Quantity Accepted (<text:span text:style-name="T1">~50~</text:span>),</text:p>
      <text:p text:style-name="Standard">followed by Quantity Rejected (<text:span text:style-name="T1">~0~</text:span>), followed by Quantity Pending (<text:span text:style-name="T1">~0~</text:span>), followed by Status</text:p>
      <text:p text:style-name="Standard">(<text:span text:style-name="T1">~Closed / All Demats Successfull~</text:span>), followed by Rejected Reason (<text:span text:style-name="T1">~</text:span>). Similarly this is </text:p>
      <text:p text:style-name="Standard">repeated for all the remaining transactions. </text:p>
      <text:p text:style-name="Standard"/>
      <text:p text:style-name="Standard">4. If the result is failure the first character is followed by error code and error description, i.e.: <text:s text:c="37"/></text:p>
      <text:p text:style-name="Standard"><text:s text:c="5"/><text:span text:style-name="T1">~20003~No Transactions Present.</text:span></text:p>
      <text:p text:style-name="Standard"/>
      <text:p text:style-name="Standard">5. </text:p>
      <text:p text:style-name="P62">N~20001~Invalid BO Id</text:p>
      <text:p text:style-name="P62">N~20011~Invalid DRN No.</text:p>
      <text:p text:style-name="P62">N~20012~Invalid ISIN Code</text:p>
      <text:p text:style-name="Standard"/>
      <text:p text:style-name="P24">If the BO ID is not correct then followed by error code and error description, i.e.: </text:p>
      <text:p text:style-name="Body_20_Text_20_2">~20001~Invalid BO Id.</text:p>
      <text:p text:style-name="Standard"/>
      <text:p text:style-name="Standard">If the DRN No. is not correct then followed by error code and error description, i.e.:</text:p>
      <text:p text:style-name="Body_20_Text_20_2">~20011~Invalid DRN No.</text:p>
      <text:p text:style-name="Standard"/>
      <text:p text:style-name="Standard">If the ISIN Code is not correct then followed by error code and error description, i.e.: </text:p>
      <text:p text:style-name="P62">~20012~Invalid ISIN Code</text:p>
      <text:p text:style-name="Standard"/>
      <text:p text:style-name="Standard"/>
      <text:p text:style-name="P39"><text:span text:style-name="T5">30. Get the BO </text:span><text:span text:style-name="T6">Outstanding Demat Charges.</text:span></text:p>
      <text:p text:style-name="P24"/>
      <text:p text:style-name="P22">This request is used to fetch the Outstanding from the DpSecure server by supplying the BO ID. The outstanding will be returned as a output string.</text:p>
      <text:p text:style-name="P36"><text:s text:c="9"/></text:p>
      <text:p text:style-name="P39"><text:span text:style-name="T5">URL: </text:span><text:span text:style-name="T1">http://dpbo/cdsildpsecurechannels/deliverychannel.asp?option=30&amp;BO_ID=1301490000004281</text:span></text:p>
      <text:p text:style-name="P39"/>
      <text:p text:style-name="P36">As shown above in URL the call is made with two parameters (Variables) <text:span text:style-name="T4">option</text:span> and <text:span text:style-name="T5">BO_ID.</text:span> The parameter option should be <text:span text:style-name="T6">30</text:span> in this case and it indicates you are requesting the BO outstanding. The parameter BO_ID has to be the BO ID of the BO.</text:p>
      <text:p text:style-name="P55"/>
      <text:p text:style-name="P55">Output string structure:</text:p>
      <text:p text:style-name="P36"/>
      <text:p text:style-name="P71">Positive values :</text:p>
      <text:p text:style-name="P63">Y~000003~99</text:p>
      <text:p text:style-name="P63">Y~000002~0</text:p>
      <text:p text:style-name="P36"/>
      <text:p text:style-name="P71">Negative values :</text:p>
      <text:p text:style-name="P63">Y~000008~-140645</text:p>
      <text:p text:style-name="P63"/>
      <text:p text:style-name="P63"><text:soft-page-break/>N~20001~Invalid BO Id</text:p>
      <text:p text:style-name="P36"/>
      <text:p text:style-name="P36">The output string is tilde (~) separated and has the following format</text:p>
      <text:p text:style-name="P36"/>
      <text:p text:style-name="P86">1. <text:s/>The first character is the Success or the Failure flag. Y for success and N for failure.</text:p>
      <text:p text:style-name="P86"/>
      <text:p text:style-name="P86">2. <text:s/>If successful, it is followed by total length of the string as shown above i.e.: <text:span text:style-name="T1">~000003~</text:span>. This is a numeric field <text:s text:c="7"/></text:p>
      <text:p text:style-name="P86"><text:s text:c="5"/>padded with zeros.</text:p>
      <text:p text:style-name="P36"/>
      <text:p text:style-name="P86">3. <text:s/>The length of the string is followed by the outstanding, i.e.<text:span text:style-name="T3"> </text:span><text:span text:style-name="T1">99</text:span><text:span text:style-name="T3">.</text:span></text:p>
      <text:p text:style-name="P36"/>
      <text:p text:style-name="P86"><text:span text:style-name="T3">4. <text:s/>If the result is failure the first character is followed by error code and error description, i.e.: </text:span><text:span text:style-name="T1">~20001~Invalid BO Id</text:span><text:span text:style-name="T3">.</text:span></text:p>
      <text:h text:style-name="P12" text:outline-level="2"/>
      <text:p text:style-name="Standard"/>
      <text:p text:style-name="Standard"/>
      <text:p text:style-name="P39"><text:span text:style-name="T5">32. <text:s/>Searching of ISIN Number</text:span></text:p>
      <text:p text:style-name="Standard"/>
      <text:p text:style-name="P22">This request is used to get the ISIN Code and ISIN Name. </text:p>
      <text:p text:style-name="P74"/>
      <text:p text:style-name="P56">URL: </text:p>
      <text:p text:style-name="P23"/>
      <text:p text:style-name="P23">http://dpbo/cdsildpsecurechannels /deliverychannel.asp?option=32&amp;ISIN_START_CHAR=KAJ&amp;co_name_changes=Y/N</text:p>
      <text:p text:style-name="P74"/>
      <text:p text:style-name="Standard"/>
      <text:p text:style-name="Standard">As shown above in URL the call is made with three parameters, <text:span text:style-name="T4">option,</text:span> <text:span text:style-name="T4">isin_start_char </text:span><text:span text:style-name="T3">and</text:span><text:span text:style-name="T4"> co_name_changes</text:span><text:span text:style-name="T5">. </text:span>The parameter option should be <text:span text:style-name="T5">32</text:span> in this case and it indicates you are requesting the searching of ISIN Number. The parameter isin_start_char is the starting character of the ISIN name and co_name_change is optional and it indicates that you want to fetch the details of ISINs whose name has changed. In case you want to know the ISIN Code and Name of all ISINs starting with ‘KAJ’, you can say isin_start_char=’KAJ’.</text:p>
      <text:p text:style-name="P36"/>
      <text:p text:style-name="P36"><text:span text:style-name="T1">http://dpbo/cdsildpsecurechannels/deliverychannel.asp?option=32&amp;ISIN_START_CHAR=KAJ&amp;co_name_changes=N</text:span></text:p>
      <text:p text:style-name="P36"/>
      <text:p text:style-name="P55">Output string structure:</text:p>
      <text:p text:style-name="P36"/>
      <text:p text:style-name="P63">Y~INE217B01028~KAJARIA CER-EQ RS.2/~INE217B01010~KAJARIA CERAMICS</text:p>
      <text:p text:style-name="P64"/>
      <text:p text:style-name="P63">N~20013~No Record's Present</text:p>
      <text:p text:style-name="P36"/>
      <text:p text:style-name="P36">The output string is tilde (~) separated and has the following format</text:p>
      <text:p text:style-name="P74"/>
      <text:list xml:id="list1061859189" text:style-name="WW8Num20">
        <text:list-item>
          <text:p text:style-name="P50">The first character is the Success or the Failure flag. Y for success and N for failure.</text:p>
        </text:list-item>
      </text:list>
      <text:p text:style-name="P36"/>
      <text:list xml:id="list1290531164" text:continue-numbering="true" text:style-name="WW8Num20">
        <text:list-item>
          <text:p text:style-name="P50"><text:soft-page-break/>This is followed by the ISIN Code and ISIN Name. For example if there are two ISINs then the output will be as <text:s text:c="2"/></text:p>
        </text:list-item>
      </text:list>
      <text:p text:style-name="P86"><text:s text:c="6"/>shown above. The ISIN code (<text:span text:style-name="T1">~INE217B01028~</text:span>), followed by ISIN Name (<text:span text:style-name="T1">~KAJARIA CER-EQ RS.2/~</text:span>). <text:s text:c="2"/></text:p>
      <text:p text:style-name="P86"><text:s text:c="6"/>This is repeated for all the remaining ISINs after completing the first ISIN.</text:p>
      <text:p text:style-name="P86"/>
      <text:list xml:id="list1975558825" text:continue-numbering="true" text:style-name="WW8Num20">
        <text:list-item>
          <text:p text:style-name="P50"><text:span text:style-name="T3">If the result is failure the first character is followed by error code and error description, i.e.; ~</text:span><text:span text:style-name="T1">20013</text:span><text:span text:style-name="T3">~</text:span><text:span text:style-name="T1"> No Record's Present</text:span></text:p>
        </text:list-item>
      </text:list>
      <text:p text:style-name="Standard"/>
      <text:p text:style-name="Standard"/>
      <text:p text:style-name="P39"><text:span text:style-name="T5">33. <text:s/>To specify debit account for recovery of demat charges.</text:span></text:p>
      <text:p text:style-name="Standard"/>
      <text:p text:style-name="P22">This request is used to update the Charges bank account details.</text:p>
      <text:p text:style-name="P74"/>
      <text:p text:style-name="P56">URL: </text:p>
      <text:p text:style-name="P23"/>
      <text:p text:style-name="Standard"><text:span text:style-name="T9">http://dpbo/</text:span><text:span text:style-name="T1">cdsildpsecurechannels</text:span><text:span text:style-name="T9">/deliverychannel.asp?option=33&amp;BO_ID=</text:span><text:span text:style-name="T1">1301490000004281</text:span><text:span text:style-name="T9">&amp;ch_bankactype=10&amp;ch_bankac=04611100003742&amp;ch_bankcode=110072000&amp;client_type=Y/N/E</text:span></text:p>
      <text:p text:style-name="Standard"/>
      <text:p text:style-name="Standard"/>
      <text:p text:style-name="Standard">As shown above in URL the call is made with multiple parameters, <text:span text:style-name="T4">option,</text:span> <text:span text:style-name="T5">BO_ID</text:span><text:span text:style-name="T4">,</text:span> <text:span text:style-name="T5">ch_bankactype</text:span><text:span text:style-name="T9">,</text:span> <text:span text:style-name="T4">ch_bankac, </text:span></text:p>
      <text:p text:style-name="Standard"><text:span text:style-name="T5">ch_bankcode, </text:span><text:span text:style-name="T3">and</text:span><text:span text:style-name="T4"> client_type</text:span><text:span text:style-name="T5">. </text:span>The parameter option should be <text:span text:style-name="T5">33</text:span> in this case and it indicates you are requesting to update the charges bank account details. The following parameters passing values has to present : <text:span text:style-name="T5">BO_ID</text:span><text:span text:style-name="T4">,</text:span> <text:span text:style-name="T4">ch_bankactype, ch_bankac, ch_bankcode </text:span><text:span text:style-name="T3">and</text:span><text:span text:style-name="T4"> client_type </text:span><text:span text:style-name="T3">is optional. The values passing to the ch_bankactype = 10/11/13 is stands for (</text:span>10 – Savings A/C, 11 – Current A/C, 13 - Cash Credit) and client_type = Y/N/E is stands for (Y – Banking, N - Non Banking, E – ECS)</text:p>
      <text:p text:style-name="Standard"/>
      <text:p text:style-name="P55">Output string structure:</text:p>
      <text:p text:style-name="P36"/>
      <text:p text:style-name="P63">Y~</text:p>
      <text:p text:style-name="Standard"/>
      <text:p text:style-name="P62">N~20001~Invalid BO Id</text:p>
      <text:p text:style-name="P62"/>
      <text:p text:style-name="Standard"/>
      <text:p text:style-name="P36">The output string is tilde (~) separated and has the following format</text:p>
      <text:p text:style-name="P74"/>
      <text:list xml:id="list359076320" text:style-name="WW8Num7">
        <text:list-item>
          <text:p text:style-name="P51">The first character is the Success or the Failure flag. Y for success and N for failure.</text:p>
        </text:list-item>
      </text:list>
      <text:p text:style-name="P36"><text:s/></text:p>
      <text:list xml:id="list1725600257" text:continue-numbering="true" text:style-name="WW8Num7">
        <text:list-item>
          <text:p text:style-name="P51">If successful, it is followed by only a tilde (~) <text:s text:c="2"/></text:p>
        </text:list-item>
      </text:list>
      <text:p text:style-name="P86"/>
      <text:list xml:id="list1608280276" text:continue-numbering="true" text:style-name="WW8Num7">
        <text:list-item>
          <text:p text:style-name="P70">If the result is failure the first character is followed by error code and error description. There could be any one of </text:p>
        </text:list-item>
      </text:list>
      <text:p text:style-name="P87"><text:s text:c="6"/>the errors mentioned above.</text:p>
      <text:p text:style-name="P74"/>
      <text:p text:style-name="Standard"><text:soft-page-break/></text:p>
      <text:p text:style-name="Standard"/>
      <text:p text:style-name="P39"><text:span text:style-name="T5">34. View settlement number</text:span></text:p>
      <text:p text:style-name="Standard"/>
      <text:p text:style-name="P21"><text:span text:style-name="T7">This request is used to get the Settlement ID, Exchange Name, Settlement Date, Settlement Type, Start Date, Earmark Date, Start Trade Date, End Trade Date, Auction Sett CNT and Auction Sett ID from the DpSecure server by supplying the Settlement Number. A Settlement Number can have more than one record and it will be returned in output string.</text:span></text:p>
      <text:p text:style-name="Standard"/>
      <text:p text:style-name="P56">URL: </text:p>
      <text:p text:style-name="P74"/>
      <text:p text:style-name="P23">http://dpbo/cdsildpsecurechannels/deliverychannel.asp?option=34&amp;sett_no=1110000304003</text:p>
      <text:p text:style-name="P23"/>
      <text:p text:style-name="Standard">As shown above in URL the call is made with two parameters, <text:span text:style-name="T4">option </text:span><text:span text:style-name="T3">and</text:span><text:span text:style-name="T4"> sett_no</text:span><text:span text:style-name="T5">. </text:span>The parameter option should be <text:span text:style-name="T5">34</text:span> in this case and it indicates you are requesting the settlement no. details. The parameter sett_no has to be the Settlement number.</text:p>
      <text:p text:style-name="P23"/>
      <text:p text:style-name="P55">Output string structure:</text:p>
      <text:p text:style-name="Standard"/>
      <text:p text:style-name="Standard"/>
      <text:p text:style-name="P62">Y~1110000304003~THE STOCK EXCHANGE MUMBAI~07-04-2003~Rolling Normal~31-03-2003~07-04-2007~31-03-2003~31-03-2003~0~</text:p>
      <text:p text:style-name="Standard"/>
      <text:p text:style-name="Standard"/>
      <text:p text:style-name="P78">N~20015~Invalid Settlement No</text:p>
      <text:p text:style-name="P78"/>
      <text:p text:style-name="Standard"/>
      <text:p text:style-name="P36">The output string is tilde (~) separated and has the following format</text:p>
      <text:p text:style-name="P74"/>
      <text:p text:style-name="P36"/>
      <text:list xml:id="list2115657926" text:style-name="WW8Num22">
        <text:list-item>
          <text:p text:style-name="P52">The first character is the Success or the Failure flag. Y for success and N for failure.</text:p>
        </text:list-item>
      </text:list>
      <text:p text:style-name="P86"/>
      <text:list xml:id="list458422532" text:continue-numbering="true" text:style-name="WW8Num22">
        <text:list-item>
          <text:p text:style-name="P52">If successful, it will return <text:span text:style-name="T1">1110000304003~THE STOCK EXCHANGE MUMBAI~07-04-2003~Rolling Normal~31-03-2003~07-04-2007~31-03-2003~31-03-2003~0~ </text:span><text:span text:style-name="T10">and</text:span><text:span text:style-name="T9"> </text:span>string is followed by the SETTLEMENT ID, EXCHANGE NAME, SETTLEMENT DATE, SETTLEMENT TYPE, START DATE, EARMARK DATE, START TRADE DATE, END TRADE DATE, AUCTION SETT CNT and AUCTION SETTLEMENT ID separated by tilde.</text:p>
        </text:list-item>
      </text:list>
      <text:p text:style-name="P36"/>
      <text:list xml:id="list176220126" text:continue-numbering="true" text:style-name="WW8Num22">
        <text:list-item>
          <text:p text:style-name="P79"><text:span text:style-name="T3">If the result is failure the first character is followed by error code and error description, i.e.; </text:span><text:span text:style-name="T9">N~20015~Invalid </text:span></text:p>
        </text:list-item>
      </text:list>
      <text:p text:style-name="P85"><text:span text:style-name="T9"><text:s text:c="6"/>Settlement No</text:span><text:span text:style-name="T3">. The list of error codes is supplied at the end of this manual.</text:span></text:p>
      <text:p text:style-name="Standard"/>
      <text:p text:style-name="Standard"/>
      <text:p text:style-name="P39"><text:span text:style-name="T5">35. View Demat Status</text:span></text:p>
      <text:p text:style-name="Standard"/>
      <text:p text:style-name="P21"><text:soft-page-break/><text:span text:style-name="T7">This request is used to get the BO ID, BO NAME, DPT REFERENCE NO (DRN No.), ISIN CODE, COMPANY NAME (ISIN Name), QUANTITY REQUESTED, QUANTITY ACCEPTED, QUANTITY REJECTED, QUANTITY PENDING, DESCRIPTION (Status), REASON (Rej. Reason) from the DpSecure server by supplying the DRN No.</text:span></text:p>
      <text:p text:style-name="Standard"/>
      <text:p text:style-name="P56">URL: </text:p>
      <text:p text:style-name="P74"/>
      <text:p text:style-name="P23">http://dpbo/cdsildpsecurechannels/deliverychannel.asp?option=35&amp;drn_no= 3638635</text:p>
      <text:p text:style-name="P23"/>
      <text:p text:style-name="Standard">As shown above in URL the call is made with two parameters, <text:span text:style-name="T4">option </text:span><text:span text:style-name="T3">and</text:span><text:span text:style-name="T4"> drn_no</text:span><text:span text:style-name="T5">. </text:span>The parameter option should be <text:span text:style-name="T5">35</text:span> in this case and it indicates you are requesting the drn no. details. The parameter drn_no has to be the DPT Reference No.</text:p>
      <text:p text:style-name="P23"/>
      <text:p text:style-name="Standard"/>
      <text:p text:style-name="P55">Output string structure:</text:p>
      <text:p text:style-name="P74"/>
      <text:p text:style-name="P62">Y~00000997~KISHOREKUMAR GOVINDJI THAKKAR~3468226~INE503A01015~DEVELOPMENT CREDIT~450~0~450~0~Closed~Signatures do not match</text:p>
      <text:p text:style-name="P62"/>
      <text:p text:style-name="P62">N~20011~Invalid DRN No</text:p>
      <text:p text:style-name="Standard"/>
      <text:p text:style-name="Standard"/>
      <text:p text:style-name="P36">The output string is tilde (~) separated and has the following format</text:p>
      <text:p text:style-name="P74"/>
      <text:p text:style-name="P36"/>
      <text:p text:style-name="P86">1. <text:s text:c="2"/>The first character is the Success or the Failure flag. Y for success and N for failure.</text:p>
      <text:p text:style-name="P86"/>
      <text:list xml:id="list738973011" text:style-name="WW8Num4">
        <text:list-item>
          <text:p text:style-name="P53"><text:s/>If successful, it will <text:span text:style-name="T1">00000997~KISHOREKUMAR GOVINDJI </text:span></text:p>
        </text:list-item>
      </text:list>
      <text:p text:style-name="P86"><text:span text:style-name="T1">THAKKAR~3468226~INE503A01015~DEVELOPMENT CREDIT~450~0~450~0~Closed~Signatures do not match</text:span><text:span text:style-name="T9"> </text:span><text:span text:style-name="T10">and</text:span><text:span text:style-name="T9"> </text:span>string is followed by the BO ID, BO NAME, DPT REFERENCE NO (DRN No.), ISIN CODE, COMPANY NAME (ISIN Name), QUANTITY REQUESTED, QUANTITY ACCEPTED, QUANTITY REJECTED, QUANTITY PENDING, DESCRIPTION (Status) and REASON (Rej. Reason) separated by tilde.</text:p>
      <text:p text:style-name="P36"/>
      <text:list xml:id="list1581421986" text:continue-numbering="true" text:style-name="WW8Num4">
        <text:list-item>
          <text:p text:style-name="P80"><text:span text:style-name="T3">If the result is failure the first character is followed by error code and error description, i.e.; </text:span><text:span text:style-name="T9">N~</text:span><text:span text:style-name="T1">20011</text:span><text:span text:style-name="T9">~Invalid </text:span></text:p>
        </text:list-item>
      </text:list>
      <text:p text:style-name="P85"><text:span text:style-name="T9"><text:s text:c="6"/>DRN No</text:span><text:span text:style-name="T3">. The list of error codes is supplied at the end of this manual.</text:span></text:p>
      <text:p text:style-name="Standard"/>
      <text:p text:style-name="Standard"/>
      <text:p text:style-name="Standard"><text:span text:style-name="T5">36. <text:s/>BO Id, BO Name and Status of the BO</text:span></text:p>
      <text:p text:style-name="P31"/>
      <text:p text:style-name="P29"><text:span text:style-name="T11">This request is used to return the BO Id, BO Name and Status of the BO based on the Ref No. and PAN No. given. <text:s text:c="8"/></text:span></text:p>
      <text:p text:style-name="P36"><text:s text:c="9"/></text:p>
      <text:p text:style-name="P54">URL: </text:p>
      <text:p text:style-name="P62"><text:soft-page-break/>http://dpbo/cdsildpsecurechannels/deliverychannel.asp?option=36&amp;REF_NO=15122&amp;PAN_NO=AHKPC7625A</text:p>
      <text:p text:style-name="P62"/>
      <text:p text:style-name="P39"/>
      <text:p text:style-name="P36">In the above URL the parameter option should be 36, which indicates you are requesting to BO Id, BO Name and Status. The parameter REF_NO is the Reference No. of the BO and PAN_NO is the PAN No. of the BO..</text:p>
      <text:p text:style-name="P55"/>
      <text:p text:style-name="P55">Output string structure:</text:p>
      <text:p text:style-name="P36"/>
      <text:p text:style-name="P63">Y~000061~1301930000011791~VENKATA PHANEENDRA PRASAD CHEVURU~Active</text:p>
      <text:p text:style-name="P63"/>
      <text:p text:style-name="P63">N~20016~Invalid Reference No.</text:p>
      <text:p text:style-name="P63">N~20017~Invalid PAN No.</text:p>
      <text:p text:style-name="P36"/>
      <text:p text:style-name="P36">The output string is tilde (~) separated and has the following format</text:p>
      <text:p text:style-name="P36"/>
      <text:p text:style-name="P10"><text:span text:style-name="T7">1.<text:tab/>The first character is the Success or the Failure flag. Y for success and N for failure.</text:span></text:p>
      <text:p text:style-name="P8"/>
      <text:p text:style-name="P82">2. <text:tab/>If successful, it is followed by total length of the string as shown above i.e.: <text:span text:style-name="T1">~000061~</text:span>. This is a numeric field padded with zeros and 6 characters in length. <text:s/></text:p>
      <text:p text:style-name="P8"/>
      <text:p text:style-name="P82">3. <text:s/><text:tab/>This is followed by the BO Id, BO Name and Status of the BO.</text:p>
      <text:p text:style-name="P82"/>
      <text:p text:style-name="P82">4. <text:tab/><text:span text:style-name="T3">If the result is failure the first character is followed by error code and error description, i.e.: </text:span><text:span text:style-name="T1">~20016~Invalid Reference No. </text:span><text:span text:style-name="T3">And</text:span><text:span text:style-name="T1"> ~20017~Invalid PAN No.</text:span></text:p>
      <text:p text:style-name="P66"/>
      <text:p text:style-name="Standard"/>
      <text:p text:style-name="Standard"><text:span text:style-name="T5">37. <text:s/>Status of the RRN No.</text:span></text:p>
      <text:p text:style-name="P31"/>
      <text:p text:style-name="P29"><text:span text:style-name="T11">This request is used to return the Status of the RRN No. based on the BO Id and RRN No. given. <text:s text:c="8"/></text:span></text:p>
      <text:p text:style-name="P36"><text:s text:c="9"/></text:p>
      <text:p text:style-name="P54">URL: </text:p>
      <text:p text:style-name="Standard"><text:span text:style-name="T1">http://dpbo/cdsildpsecurechannels/deliverychannel.asp?option=37&amp;BO_ID=1301930000113059&amp;RRN_NO=54366</text:span></text:p>
      <text:p text:style-name="P62"/>
      <text:p text:style-name="P39"/>
      <text:p text:style-name="P36">In the above URL the parameter option should be 37, which indicates you are requesting to Status of RRN No. The parameter BO_ID has to be the BO ID of the BO and RRN_NO is the Remat Request No. of Transaction.</text:p>
      <text:p text:style-name="P55"/>
      <text:p text:style-name="P55">Output string structure:</text:p>
      <text:p text:style-name="P36"/>
      <text:p text:style-name="P63">Y~000014~REMAT-CONFIRM</text:p>
      <text:p text:style-name="P63"/>
      <text:p text:style-name="P63">N~20001~Invalid BO Id</text:p>
      <text:p text:style-name="P63"><text:soft-page-break/>N~20018~Invalid RRN No.</text:p>
      <text:p text:style-name="P36"/>
      <text:p text:style-name="P36">The output string is tilde (~) separated and has the following format</text:p>
      <text:p text:style-name="P36"/>
      <text:p text:style-name="P10"><text:span text:style-name="T7">1.<text:tab/>The first character is the Success or the Failure flag. Y for success and N for failure.</text:span></text:p>
      <text:p text:style-name="P8"/>
      <text:p text:style-name="P82">2. <text:tab/>If successful, it is followed by total length of the string as shown above i.e.: <text:span text:style-name="T1">~000014~</text:span>. This is a numeric field padded with zeros and 6 characters in length. <text:s/></text:p>
      <text:p text:style-name="P8"/>
      <text:p text:style-name="P82">3. <text:s/><text:tab/>This is followed by the Status of Transaction.</text:p>
      <text:p text:style-name="P82"/>
      <text:p text:style-name="P93">4. <text:tab/><text:span text:style-name="T3">If the result is failure the first character is followed by error code and error description, i.e.: </text:span><text:span text:style-name="T1">~20001~Invalid BO Id </text:span><text:span text:style-name="T3">And</text:span><text:span text:style-name="T1"> ~20018~Invalid RRN No.</text:span></text:p>
      <text:p text:style-name="P66"/>
      <text:p text:style-name="Standard"/>
      <text:p text:style-name="Standard"/>
      <text:p text:style-name="Standard"/>
      <text:p text:style-name="Standard"/>
      <text:p text:style-name="Standard"/>
      <text:p text:style-name="Standard"/>
      <text:p text:style-name="Standard"/>
      <text:p text:style-name="P24"/>
      <text:p text:style-name="P55">Parameter Definitions:</text:p>
      <text:p text:style-name="P55"/>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8">Sr. No.</text:p>
          </table:table-cell>
          <table:table-cell table:style-name="Table1.A1" office:value-type="string">
            <text:h text:style-name="P17" text:outline-level="4">Parameter</text:h>
          </table:table-cell>
          <table:table-cell table:style-name="Table1.A1" office:value-type="string">
            <text:h text:style-name="P20" text:outline-level="5">Data Type</text:h>
          </table:table-cell>
          <table:table-cell table:style-name="Table1.A1" office:value-type="string">
            <text:h text:style-name="P20" text:outline-level="5">Size</text:h>
          </table:table-cell>
          <table:table-cell table:style-name="Table1.E1" office:value-type="string">
            <text:h text:style-name="P17" text:outline-level="4">Description</text:h>
          </table:table-cell>
        </table:table-row>
        <table:table-row table:style-name="Table1.1">
          <table:table-cell table:style-name="Table1.A2" office:value-type="string">
            <text:p text:style-name="P81">1</text:p>
          </table:table-cell>
          <table:table-cell table:style-name="Table1.A2" office:value-type="string">
            <text:h text:style-name="P15" text:outline-level="1">Option</text:h>
          </table:table-cell>
          <table:table-cell table:style-name="Table1.A2" office:value-type="string">
            <text:p text:style-name="P81">Numeric</text:p>
          </table:table-cell>
          <table:table-cell table:style-name="Table1.A2" office:value-type="string">
            <text:p text:style-name="P81">2</text:p>
          </table:table-cell>
          <table:table-cell table:style-name="Table1.E2" office:value-type="string">
            <text:p text:style-name="P81">Interface option to be used by the calling program.</text:p>
          </table:table-cell>
        </table:table-row>
        <table:table-row table:style-name="Table1.1">
          <table:table-cell table:style-name="Table1.A2" office:value-type="string">
            <text:p text:style-name="P81">2</text:p>
          </table:table-cell>
          <table:table-cell table:style-name="Table1.A2" office:value-type="string">
            <text:p text:style-name="P81">Cust_id</text:p>
          </table:table-cell>
          <table:table-cell table:style-name="Table1.A2" office:value-type="string">
            <text:p text:style-name="P81">Numeric</text:p>
          </table:table-cell>
          <table:table-cell table:style-name="Table1.A2" office:value-type="string">
            <text:p text:style-name="P81">6</text:p>
          </table:table-cell>
          <table:table-cell table:style-name="Table1.E2" office:value-type="string">
            <text:p text:style-name="P81">This the customer id of the BO in the bank</text:p>
          </table:table-cell>
        </table:table-row>
        <table:table-row table:style-name="Table1.1">
          <table:table-cell table:style-name="Table1.A2" office:value-type="string">
            <text:p text:style-name="P26">3</text:p>
          </table:table-cell>
          <table:table-cell table:style-name="Table1.A2" office:value-type="string">
            <text:p text:style-name="P73">BO_ID</text:p>
          </table:table-cell>
          <table:table-cell table:style-name="Table1.A2" office:value-type="string">
            <text:p text:style-name="P81">Numeric</text:p>
          </table:table-cell>
          <table:table-cell table:style-name="Table1.A2" office:value-type="string">
            <text:p text:style-name="P81">8</text:p>
          </table:table-cell>
          <table:table-cell table:style-name="Table1.E2" office:value-type="string">
            <text:p text:style-name="P81">Demat BO ID of the customer.</text:p>
          </table:table-cell>
        </table:table-row>
        <table:table-row table:style-name="Table1.1">
          <table:table-cell table:style-name="Table1.A2" office:value-type="string">
            <text:p text:style-name="P81">4</text:p>
          </table:table-cell>
          <table:table-cell table:style-name="Table1.A2" office:value-type="string">
            <text:p text:style-name="P73">No_of_tran</text:p>
          </table:table-cell>
          <table:table-cell table:style-name="Table1.A2" office:value-type="string">
            <text:p text:style-name="P81">Numeric</text:p>
          </table:table-cell>
          <table:table-cell table:style-name="Table1.A2" office:value-type="string">
            <text:p text:style-name="P81">2</text:p>
          </table:table-cell>
          <table:table-cell table:style-name="Table1.E2" office:value-type="string">
            <text:p text:style-name="P81">Number of transactions to be fetched in the Latest transaction option.</text:p>
          </table:table-cell>
        </table:table-row>
        <table:table-row table:style-name="Table1.1">
          <table:table-cell table:style-name="Table1.A2" office:value-type="string">
            <text:p text:style-name="P81">5</text:p>
          </table:table-cell>
          <table:table-cell table:style-name="Table1.A2" office:value-type="string">
            <text:p text:style-name="P73">Isin_start_char</text:p>
          </table:table-cell>
          <table:table-cell table:style-name="Table1.A2" office:value-type="string">
            <text:p text:style-name="P81">Character</text:p>
          </table:table-cell>
          <table:table-cell table:style-name="Table1.A2" office:value-type="string">
            <text:p text:style-name="P81">1</text:p>
          </table:table-cell>
          <table:table-cell table:style-name="Table1.E2" office:value-type="string">
            <text:p text:style-name="P81">ISIN starting character for the free balance option.</text:p>
          </table:table-cell>
        </table:table-row>
        <table:table-row table:style-name="Table1.1">
          <table:table-cell table:style-name="Table1.A2" office:value-type="string">
            <text:p text:style-name="P81">6</text:p>
          </table:table-cell>
          <table:table-cell table:style-name="Table1.A2" office:value-type="string">
            <text:p text:style-name="P73">Gen_request</text:p>
          </table:table-cell>
          <table:table-cell table:style-name="Table1.A2" office:value-type="string">
            <text:p text:style-name="P81">Numeric</text:p>
          </table:table-cell>
          <table:table-cell table:style-name="Table1.A2" office:value-type="string">
            <text:p text:style-name="P81">1</text:p>
          </table:table-cell>
          <table:table-cell table:style-name="Table1.E2" office:value-type="string">
            <text:p text:style-name="P81">General request number for general request option.</text:p>
          </table:table-cell>
        </table:table-row>
        <table:table-row table:style-name="Table1.1">
          <table:table-cell table:style-name="Table1.A2" office:value-type="string">
            <text:p text:style-name="P81">7</text:p>
          </table:table-cell>
          <table:table-cell table:style-name="Table1.A2" office:value-type="string">
            <text:p text:style-name="P73">Series_from</text:p>
          </table:table-cell>
          <table:table-cell table:style-name="Table1.A2" office:value-type="string">
            <text:p text:style-name="P81">Numeric</text:p>
          </table:table-cell>
          <table:table-cell table:style-name="Table1.A2" office:value-type="string">
            <text:p text:style-name="P81">10</text:p>
          </table:table-cell>
          <table:table-cell table:style-name="Table1.E2" office:value-type="string">
            <text:p text:style-name="P81">Starting slip no. for lost instruction slip.</text:p>
          </table:table-cell>
        </table:table-row>
        <table:table-row table:style-name="Table1.1">
          <table:table-cell table:style-name="Table1.A2" office:value-type="string">
            <text:p text:style-name="P81">8</text:p>
          </table:table-cell>
          <table:table-cell table:style-name="Table1.A2" office:value-type="string">
            <text:p text:style-name="P73">No_of_slips</text:p>
          </table:table-cell>
          <table:table-cell table:style-name="Table1.A2" office:value-type="string">
            <text:p text:style-name="P81">Numeric</text:p>
          </table:table-cell>
          <table:table-cell table:style-name="Table1.A2" office:value-type="string">
            <text:p text:style-name="P81">2</text:p>
          </table:table-cell>
          <table:table-cell table:style-name="Table1.E2" office:value-type="string">
            <text:p text:style-name="P81">Number of slips for the lost instruction slips.</text:p>
          </table:table-cell>
        </table:table-row>
        <table:table-row table:style-name="Table1.1">
          <table:table-cell table:style-name="Table1.A2" office:value-type="string">
            <text:p text:style-name="P81">9</text:p>
          </table:table-cell>
          <table:table-cell table:style-name="Table1.A2" office:value-type="string">
            <text:p text:style-name="P73">From_date</text:p>
          </table:table-cell>
          <table:table-cell table:style-name="Table1.A2" office:value-type="string">
            <text:p text:style-name="P81">Date</text:p>
          </table:table-cell>
          <table:table-cell table:style-name="Table1.A2" office:value-type="string">
            <text:p text:style-name="P81">8</text:p>
          </table:table-cell>
          <table:table-cell table:style-name="Table1.E2" office:value-type="string">
            <text:p text:style-name="P81">From date has to be in the format of DD-Mon-YYYY</text:p>
          </table:table-cell>
        </table:table-row>
        <table:table-row table:style-name="Table1.1">
          <table:table-cell table:style-name="Table1.A2" office:value-type="string">
            <text:p text:style-name="P81">10</text:p>
          </table:table-cell>
          <table:table-cell table:style-name="Table1.A2" office:value-type="string">
            <text:p text:style-name="P73">To_date</text:p>
          </table:table-cell>
          <table:table-cell table:style-name="Table1.A2" office:value-type="string">
            <text:p text:style-name="P81">Date</text:p>
          </table:table-cell>
          <table:table-cell table:style-name="Table1.A2" office:value-type="string">
            <text:p text:style-name="P81">8</text:p>
          </table:table-cell>
          <table:table-cell table:style-name="Table1.E2" office:value-type="string">
            <text:p text:style-name="P81">To date has to be in the format of DD-Mon-YYYY</text:p>
          </table:table-cell>
        </table:table-row>
        <table:table-row table:style-name="Table1.1">
          <table:table-cell table:style-name="Table1.A2" office:value-type="string">
            <text:p text:style-name="P81">11</text:p>
          </table:table-cell>
          <table:table-cell table:style-name="Table1.A2" office:value-type="string">
            <text:p text:style-name="P73">Ason_date</text:p>
          </table:table-cell>
          <table:table-cell table:style-name="Table1.A2" office:value-type="string">
            <text:p text:style-name="P81">Date</text:p>
          </table:table-cell>
          <table:table-cell table:style-name="Table1.A2" office:value-type="string">
            <text:p text:style-name="P81">8</text:p>
          </table:table-cell>
          <table:table-cell table:style-name="Table1.E2" office:value-type="string">
            <text:p text:style-name="P81">As on date has to be in the format <text:soft-page-break/>of DD-Mon-YYYY</text:p>
          </table:table-cell>
        </table:table-row>
        <table:table-row table:style-name="Table1.1">
          <table:table-cell table:style-name="Table1.A2" office:value-type="string">
            <text:p text:style-name="P81">12</text:p>
          </table:table-cell>
          <table:table-cell table:style-name="Table1.A2" office:value-type="string">
            <text:p text:style-name="P73">Invoice_id</text:p>
          </table:table-cell>
          <table:table-cell table:style-name="Table1.A2" office:value-type="string">
            <text:p text:style-name="P81">Numeric</text:p>
          </table:table-cell>
          <table:table-cell table:style-name="Table1.A2" office:value-type="string">
            <text:p text:style-name="P81">15</text:p>
          </table:table-cell>
          <table:table-cell table:style-name="Table1.E2" office:value-type="string">
            <text:p text:style-name="P81">In the statement of billing, this is the Bill No.</text:p>
          </table:table-cell>
        </table:table-row>
        <table:table-row table:style-name="Table1.1">
          <table:table-cell table:style-name="Table1.A2" office:value-type="string">
            <text:p text:style-name="P26">13</text:p>
          </table:table-cell>
          <table:table-cell table:style-name="Table1.A2" office:value-type="string">
            <text:p text:style-name="P73">ISIN_CODE</text:p>
          </table:table-cell>
          <table:table-cell table:style-name="Table1.A2" office:value-type="string">
            <text:p text:style-name="P81">Character</text:p>
          </table:table-cell>
          <table:table-cell table:style-name="Table1.A2" office:value-type="string">
            <text:p text:style-name="P81">12</text:p>
          </table:table-cell>
          <table:table-cell table:style-name="Table1.E2" office:value-type="string">
            <text:p text:style-name="P81">ISIN Code of Transaction.</text:p>
          </table:table-cell>
        </table:table-row>
        <table:table-row table:style-name="Table1.1">
          <table:table-cell table:style-name="Table1.A2" office:value-type="string">
            <text:p text:style-name="P26">14</text:p>
          </table:table-cell>
          <table:table-cell table:style-name="Table1.A2" office:value-type="string">
            <text:p text:style-name="P73">drn_no</text:p>
          </table:table-cell>
          <table:table-cell table:style-name="Table1.A2" office:value-type="string">
            <text:p text:style-name="P81">Character</text:p>
          </table:table-cell>
          <table:table-cell table:style-name="Table1.A2" office:value-type="string">
            <text:p text:style-name="P81">16</text:p>
          </table:table-cell>
          <table:table-cell table:style-name="Table1.E2" office:value-type="string">
            <text:p text:style-name="P81">DRN No. of Transaction.</text:p>
          </table:table-cell>
        </table:table-row>
        <table:table-row table:style-name="Table1.1">
          <table:table-cell table:style-name="Table1.A2" office:value-type="string">
            <text:p text:style-name="P81">15</text:p>
          </table:table-cell>
          <table:table-cell table:style-name="Table1.A2" office:value-type="string">
            <text:p text:style-name="P73">sett_no</text:p>
          </table:table-cell>
          <table:table-cell table:style-name="Table1.A2" office:value-type="string">
            <text:p text:style-name="P81">Character</text:p>
          </table:table-cell>
          <table:table-cell table:style-name="Table1.A2" office:value-type="string">
            <text:p text:style-name="P81">13</text:p>
          </table:table-cell>
          <table:table-cell table:style-name="Table1.E2" office:value-type="string">
            <text:p text:style-name="P81">Settlement Id</text:p>
          </table:table-cell>
        </table:table-row>
        <table:table-row table:style-name="Table1.1">
          <table:table-cell table:style-name="Table1.A2" office:value-type="string">
            <text:p text:style-name="P81">16</text:p>
          </table:table-cell>
          <table:table-cell table:style-name="Table1.A2" office:value-type="string">
            <text:p text:style-name="P73">ch_bankactype</text:p>
          </table:table-cell>
          <table:table-cell table:style-name="Table1.A2" office:value-type="string">
            <text:p text:style-name="P81">Numeric</text:p>
          </table:table-cell>
          <table:table-cell table:style-name="Table1.A2" office:value-type="string">
            <text:p text:style-name="P81">5</text:p>
          </table:table-cell>
          <table:table-cell table:style-name="Table1.E2" office:value-type="string">
            <text:p text:style-name="P81">Charges A/C Type of BO</text:p>
          </table:table-cell>
        </table:table-row>
        <table:table-row table:style-name="Table1.1">
          <table:table-cell table:style-name="Table1.A2" office:value-type="string">
            <text:p text:style-name="P81">17</text:p>
          </table:table-cell>
          <table:table-cell table:style-name="Table1.A2" office:value-type="string">
            <text:p text:style-name="P73">ch_bankac</text:p>
          </table:table-cell>
          <table:table-cell table:style-name="Table1.A2" office:value-type="string">
            <text:p text:style-name="P81">Character</text:p>
          </table:table-cell>
          <table:table-cell table:style-name="Table1.A2" office:value-type="string">
            <text:p text:style-name="P81">20</text:p>
          </table:table-cell>
          <table:table-cell table:style-name="Table1.E2" office:value-type="string">
            <text:p text:style-name="P81">Charges A/C No. of BO</text:p>
          </table:table-cell>
        </table:table-row>
        <table:table-row table:style-name="Table1.1">
          <table:table-cell table:style-name="Table1.A2" office:value-type="string">
            <text:p text:style-name="P81">18</text:p>
          </table:table-cell>
          <table:table-cell table:style-name="Table1.A2" office:value-type="string">
            <text:p text:style-name="P73">ch_bankcode</text:p>
          </table:table-cell>
          <table:table-cell table:style-name="Table1.A2" office:value-type="string">
            <text:p text:style-name="P81">Character</text:p>
          </table:table-cell>
          <table:table-cell table:style-name="Table1.A2" office:value-type="string">
            <text:p text:style-name="P81">12</text:p>
          </table:table-cell>
          <table:table-cell table:style-name="Table1.E2" office:value-type="string">
            <text:p text:style-name="P81">Charges Bank Code of BO</text:p>
          </table:table-cell>
        </table:table-row>
        <table:table-row table:style-name="Table1.1">
          <table:table-cell table:style-name="Table1.A2" office:value-type="string">
            <text:p text:style-name="P81">19</text:p>
          </table:table-cell>
          <table:table-cell table:style-name="Table1.A2" office:value-type="string">
            <text:p text:style-name="P73">REF_NO</text:p>
          </table:table-cell>
          <table:table-cell table:style-name="Table1.A2" office:value-type="string">
            <text:p text:style-name="P81">Character</text:p>
          </table:table-cell>
          <table:table-cell table:style-name="Table1.A2" office:value-type="string">
            <text:p text:style-name="P81">10</text:p>
          </table:table-cell>
          <table:table-cell table:style-name="Table1.E2" office:value-type="string">
            <text:p text:style-name="P81">BO Reference No.</text:p>
          </table:table-cell>
        </table:table-row>
        <table:table-row table:style-name="Table1.1">
          <table:table-cell table:style-name="Table1.A2" office:value-type="string">
            <text:p text:style-name="P81">20</text:p>
          </table:table-cell>
          <table:table-cell table:style-name="Table1.A2" office:value-type="string">
            <text:p text:style-name="P73">PAN_NO</text:p>
          </table:table-cell>
          <table:table-cell table:style-name="Table1.A2" office:value-type="string">
            <text:p text:style-name="P81">Character</text:p>
          </table:table-cell>
          <table:table-cell table:style-name="Table1.A2" office:value-type="string">
            <text:p text:style-name="P81">25</text:p>
          </table:table-cell>
          <table:table-cell table:style-name="Table1.E2" office:value-type="string">
            <text:p text:style-name="P81">BO PAN No.</text:p>
          </table:table-cell>
        </table:table-row>
        <table:table-row table:style-name="Table1.1">
          <table:table-cell table:style-name="Table1.A2" office:value-type="string">
            <text:p text:style-name="P81">21</text:p>
          </table:table-cell>
          <table:table-cell table:style-name="Table1.A2" office:value-type="string">
            <text:p text:style-name="P73">RRN_NO</text:p>
          </table:table-cell>
          <table:table-cell table:style-name="Table1.A2" office:value-type="string">
            <text:p text:style-name="P81">Character</text:p>
          </table:table-cell>
          <table:table-cell table:style-name="Table1.A2" office:value-type="string">
            <text:p text:style-name="P81">8</text:p>
          </table:table-cell>
          <table:table-cell table:style-name="Table1.E2" office:value-type="string">
            <text:p text:style-name="P81">RRN No. of Transaction</text:p>
          </table:table-cell>
        </table:table-row>
        <table:table-row table:style-name="Table1.1">
          <table:table-cell table:style-name="Table1.A2" office:value-type="string">
            <text:p text:style-name="P61"/>
          </table:table-cell>
          <table:table-cell table:style-name="Table1.A2" office:value-type="string">
            <text:p text:style-name="P73"/>
          </table:table-cell>
          <table:table-cell table:style-name="Table1.A2" office:value-type="string">
            <text:p text:style-name="P81"/>
          </table:table-cell>
          <table:table-cell table:style-name="Table1.A2" office:value-type="string">
            <text:p text:style-name="P81"/>
          </table:table-cell>
          <table:table-cell table:style-name="Table1.E2" office:value-type="string">
            <text:p text:style-name="P81"/>
          </table:table-cell>
        </table:table-row>
      </table:table>
      <text:p text:style-name="P55"/>
      <text:p text:style-name="P55"/>
      <text:p text:style-name="P55"/>
      <text:p text:style-name="P39"/>
      <text:p text:style-name="P39"/>
      <text:p text:style-name="P56"/>
      <text:p text:style-name="P56"/>
      <text:p text:style-name="P56"/>
      <text:p text:style-name="P56"/>
      <text:p text:style-name="P56"/>
      <text:p text:style-name="P56"/>
      <table:table table:name="Table2" table:style-name="Table2">
        <table:table-column table:style-name="Table2.A"/>
        <table:table-column table:style-name="Table2.B"/>
        <table:table-row table:style-name="Table2.1">
          <table:table-cell table:style-name="Table2.A1" office:value-type="string">
            <text:p text:style-name="P57">Error Code</text:p>
          </table:table-cell>
          <table:table-cell table:style-name="Table2.B1" office:value-type="string">
            <text:h text:style-name="P19" text:outline-level="4">Description</text:h>
          </table:table-cell>
        </table:table-row>
        <table:table-row table:style-name="Table2.1">
          <table:table-cell table:style-name="Table2.A1" office:value-type="string">
            <text:p text:style-name="P40">20001</text:p>
          </table:table-cell>
          <table:table-cell table:style-name="Table2.B1" office:value-type="string">
            <text:p text:style-name="P40">Invalid Demat BO ID / BO ID</text:p>
          </table:table-cell>
        </table:table-row>
        <table:table-row table:style-name="Table2.1">
          <table:table-cell table:style-name="Table2.A1" office:value-type="string">
            <text:p text:style-name="P40">20002</text:p>
          </table:table-cell>
          <table:table-cell table:style-name="Table2.B1" office:value-type="string">
            <text:p text:style-name="P40">Invalid customer Id/Cust Id</text:p>
          </table:table-cell>
        </table:table-row>
        <table:table-row table:style-name="Table2.1">
          <table:table-cell table:style-name="Table2.A1" office:value-type="string">
            <text:p text:style-name="P40">20003</text:p>
          </table:table-cell>
          <table:table-cell table:style-name="Table2.B1" office:value-type="string">
            <text:p text:style-name="P40">No transactions available</text:p>
          </table:table-cell>
        </table:table-row>
        <table:table-row table:style-name="Table2.1">
          <table:table-cell table:style-name="Table2.A1" office:value-type="string">
            <text:p text:style-name="P40">20004</text:p>
          </table:table-cell>
          <table:table-cell table:style-name="Table2.B1" office:value-type="string">
            <text:p text:style-name="P40">No holdings available</text:p>
          </table:table-cell>
        </table:table-row>
        <table:table-row table:style-name="Table2.1">
          <table:table-cell table:style-name="Table2.A1" office:value-type="string">
            <text:p text:style-name="P40">20005</text:p>
          </table:table-cell>
          <table:table-cell table:style-name="Table2.B1" office:value-type="string">
            <text:p text:style-name="P40">No Bills available</text:p>
          </table:table-cell>
        </table:table-row>
        <table:table-row table:style-name="Table2.1">
          <table:table-cell table:style-name="Table2.A1" office:value-type="string">
            <text:p text:style-name="P40">20006</text:p>
          </table:table-cell>
          <table:table-cell table:style-name="Table2.B1" office:value-type="string">
            <text:p text:style-name="P40">Invalid general request code</text:p>
          </table:table-cell>
        </table:table-row>
        <table:table-row table:style-name="Table2.1">
          <table:table-cell table:style-name="Table2.A1" office:value-type="string">
            <text:p text:style-name="P40">20007</text:p>
          </table:table-cell>
          <table:table-cell table:style-name="Table2.B1" office:value-type="string">
            <text:p text:style-name="P40">Slip no not issued to this BO</text:p>
          </table:table-cell>
        </table:table-row>
        <table:table-row table:style-name="Table2.1">
          <table:table-cell table:style-name="Table2.A1" office:value-type="string">
            <text:p text:style-name="P40">20008</text:p>
          </table:table-cell>
          <table:table-cell table:style-name="Table2.B1" office:value-type="string">
            <text:p text:style-name="P40">Slip no already found in Stop transfer</text:p>
          </table:table-cell>
        </table:table-row>
        <table:table-row table:style-name="Table2.1">
          <table:table-cell table:style-name="Table2.A1" office:value-type="string">
            <text:p text:style-name="P40">20009</text:p>
          </table:table-cell>
          <table:table-cell table:style-name="Table2.B1" office:value-type="string">
            <text:p text:style-name="P40">Transaction taken place on this Slip no</text:p>
          </table:table-cell>
        </table:table-row>
        <table:table-row table:style-name="Table2.1">
          <table:table-cell table:style-name="Table2.A1" office:value-type="string">
            <text:p text:style-name="P40">20010</text:p>
          </table:table-cell>
          <table:table-cell table:style-name="Table2.B1" office:value-type="string">
            <text:p text:style-name="P40">Email Generation Has failed</text:p>
          </table:table-cell>
        </table:table-row>
        <table:table-row table:style-name="Table2.1">
          <table:table-cell table:style-name="Table2.A1" office:value-type="string">
            <text:p text:style-name="P40">20011</text:p>
          </table:table-cell>
          <table:table-cell table:style-name="Table2.B1" office:value-type="string">
            <text:p text:style-name="P34">Invalid DRN No.</text:p>
          </table:table-cell>
        </table:table-row>
        <table:table-row table:style-name="Table2.1">
          <table:table-cell table:style-name="Table2.A1" office:value-type="string">
            <text:p text:style-name="P40">20012</text:p>
          </table:table-cell>
          <table:table-cell table:style-name="Table2.B1" office:value-type="string">
            <text:p text:style-name="P34">Invalid ISIN Code</text:p>
          </table:table-cell>
        </table:table-row>
        <table:table-row table:style-name="Table2.1">
          <table:table-cell table:style-name="Table2.A1" office:value-type="string">
            <text:p text:style-name="P40">20013</text:p>
          </table:table-cell>
          <table:table-cell table:style-name="Table2.B1" office:value-type="string">
            <text:p text:style-name="P32">No Record's present</text:p>
          </table:table-cell>
        </table:table-row>
        <table:table-row table:style-name="Table2.1">
          <table:table-cell table:style-name="Table2.A1" office:value-type="string">
            <text:p text:style-name="P40">20015</text:p>
          </table:table-cell>
          <table:table-cell table:style-name="Table2.B1" office:value-type="string">
            <text:p text:style-name="P32">Invalid Settlement No</text:p>
          </table:table-cell>
        </table:table-row>
        <table:table-row table:style-name="Table2.1">
          <table:table-cell table:style-name="Table2.A1" office:value-type="string">
            <text:p text:style-name="P40">20016</text:p>
          </table:table-cell>
          <table:table-cell table:style-name="Table2.B1" office:value-type="string">
            <text:p text:style-name="P32">Invalid Reference No.</text:p>
          </table:table-cell>
        </table:table-row>
        <table:table-row table:style-name="Table2.1">
          <table:table-cell table:style-name="Table2.A1" office:value-type="string">
            <text:p text:style-name="P40">20017</text:p>
          </table:table-cell>
          <table:table-cell table:style-name="Table2.B1" office:value-type="string">
            <text:p text:style-name="P32">Invalid PAN No.</text:p>
          </table:table-cell>
        </table:table-row>
        <table:table-row table:style-name="Table2.1">
          <table:table-cell table:style-name="Table2.A1" office:value-type="string">
            <text:p text:style-name="P40">20018</text:p>
          </table:table-cell>
          <table:table-cell table:style-name="Table2.B1" office:value-type="string">
            <text:p text:style-name="P32">Invalid RRN No.</text:p>
          </table:table-cell>
        </table:table-row>
      </table:table>
      <text:p text:style-name="P56"/>
      <text:p text:style-name="P39"/>
      <text:h text:style-name="P18" text:outline-level="4"><text:soft-page-break/></text:h>
      <text:h text:style-name="P18" text:outline-level="4">Sample program illustrating the use of winhttp component</text:h>
      <text:p text:style-name="P39"/>
      <text:p text:style-name="P39">Set objXmlHttp = Server.CreateObject("WinHttp.WinHttpRequest.5")</text:p>
      <text:p text:style-name="P39">objXmlHttp.open "GET", verifyurl, False</text:p>
      <text:p text:style-name="P39">objXmlHttp.setRequestHeader "User-Agent", browsertype</text:p>
      <text:p text:style-name="P39">objXmlHttp.send</text:p>
      <text:p text:style-name="P39">strHTML = objXmlHttp.responseText</text:p>
      <text:p text:style-name="P39">Set objXmlHttp = Nothing</text:p>
      <text:p text:style-name="P39">aArr = Split(strHTML,"&lt;br&gt;", -1)</text:p>
      <text:p text:style-name="P39">if ubound(aArr) &gt; 0 then</text:p>
      <text:p text:style-name="P39"><text:tab/>if trim(aArr(0)) &lt;&gt; "##SUCCESS##" then</text:p>
      <text:p text:style-name="P39"><text:tab/><text:tab/>Response.Write "Return Flag is Not SUCCESS.&lt;BR&gt;"</text:p>
      <text:p text:style-name="P39"><text:tab/><text:tab/>Response.Write ("&lt;input type='Button' value='Close' Name='Close' onclick='close_onclick();'&gt;")</text:p>
      <text:p text:style-name="P39"><text:tab/><text:tab/>Response.End </text:p>
      <text:p text:style-name="P39"><text:tab/>end if</text:p>
      <text:p text:style-name="P39">else</text:p>
      <text:p text:style-name="P39"><text:s text:c="4"/><text:tab/>Response.Write "Verify URL has not been invoked Properly.&lt;BR&gt;"</text:p>
      <text:p text:style-name="P94">Response.Write ("&lt;input type='Button' value='Close' Name='Close' onclick='close_onclick();'&gt;")</text:p>
      <text:p text:style-name="P39"><text:tab/>Response.End </text:p>
      <text:p text:style-name="P39">end if</text:p>
      <text:p text:style-name="P95"/>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1"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2.54cm" fo:margin-right="0cm" fo:text-indent="1.27cm" style:auto-text-indent="false"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fo:font-size="14pt" fo:font-weight="bold" style:font-size-asian="14pt" style:font-weight-asian="bold" style:font-weight-complex="bold"/>
    </style:style>
    <style:style style:name="Heading_20_3" style:display-name="Heading 3" style:family="paragraph" style:parent-style-name="Standard" style:next-style-name="Standard" style:default-outline-level="3" style:class="text">
      <style:paragraph-properties fo:margin-left="0.635cm" fo:margin-right="0cm" fo:text-align="justify" style:justify-single-word="false" fo:text-indent="0cm" style:auto-text-indent="false" fo:keep-with-next="always"/>
      <style:text-properties fo:font-size="14pt" fo:font-weight="bold" style:font-size-asian="14pt" style:font-weight-asian="bold"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4pt" fo:font-weight="bold" style:font-size-asian="14pt" style:font-weight-asian="bold"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4pt" fo:font-weight="bold" style:font-size-asian="14pt" style:font-weight-asian="bold" style:font-weight-complex="bold"/>
    </style:style>
    <style:style style:name="Heading_20_6" style:display-name="Heading 6" style:family="paragraph" style:parent-style-name="Standard" style:next-style-name="Standard" style:default-outline-level="6" style:class="text">
      <style:paragraph-properties fo:margin-left="5.08cm" fo:margin-right="0cm" fo:text-indent="1.27cm" style:auto-text-indent="false" fo:keep-with-next="always"/>
      <style:text-properties fo:font-weight="bold" style:font-weight-asian="bold"/>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0pt" style:font-size-asian="10pt"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font-size-complex="10pt"/>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fo:font-size="14pt" style:font-size-asian="14pt"/>
    </style:style>
    <style:style style:name="Body_20_Text_20_Indent_20_2" style:display-name="Body Text Indent 2" style:family="paragraph" style:parent-style-name="Standard">
      <style:paragraph-properties fo:margin-left="1.27cm" fo:margin-right="0cm" fo:text-indent="0cm" style:auto-text-indent="false" style:text-autospace="none"/>
    </style:style>
    <style:style style:name="Body_20_Text_20_Indent_20_3" style:display-name="Body Text Indent 3" style:family="paragraph" style:parent-style-name="Standard">
      <style:paragraph-properties fo:margin-left="1.27cm" fo:margin-right="0cm" fo:text-indent="0cm" style:auto-text-indent="false" style:text-autospace="none"/>
      <style:text-properties fo:color="#0000ff"/>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autospace="non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inita" style:family="paragraph" style:parent-style-name="Standard">
      <style:paragraph-properties fo:line-height="150%" fo:text-align="justify" style:justify-single-word="false" style:text-autospace="none"/>
      <style:text-properties style:font-name="Arial"/>
    </style:style>
    <style:style style:name="Body_20_Text_20_Keep" style:display-name="Body Text Keep" style:family="paragraph" style:parent-style-name="Text_20_body">
      <style:paragraph-properties fo:margin-left="3.81cm" fo:margin-right="0cm" fo:margin-top="0.071cm" fo:margin-bottom="0.071cm" fo:text-align="justify" style:justify-single-word="false" fo:text-indent="0cm" style:auto-text-indent="false" fo:background-color="#ffffff">
        <style:background-image/>
      </style:paragraph-properties>
      <style:text-properties fo:font-size="12pt" style:font-size-asian="12pt" style:font-size-complex="10pt"/>
    </style:style>
    <style:style style:name="Header_20_Base" style:display-name="Header Base" style:family="paragraph" style:parent-style-name="Standard">
      <style:paragraph-properties fo:margin-left="1.746cm" fo:margin-right="0cm" fo:margin-top="0.106cm" fo:margin-bottom="0.106cm" fo:text-align="justify" style:justify-single-word="false" fo:text-indent="0cm" style:auto-text-indent="false"/>
      <style:text-properties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Body_20_Text_20_2" style:display-name="Body Text 2" style:family="paragraph" style:parent-style-name="Standard">
      <style:text-properties fo:color="#0000f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fo:color="#003366"/>
    </style:style>
    <style:style style:name="WW8Num20z0" style:family="text">
      <style:text-properties fo:color="#003366"/>
    </style:style>
    <style:style style:name="WW8Num22z0" style:family="text">
      <style:text-properties fo:color="#000080"/>
    </style:style>
    <style:style style:name="WW8Num27z0" style:family="text">
      <style:text-properties fo:font-size="14pt" fo:font-style="normal" style:text-underline-style="solid" style:text-underline-width="auto" style:text-underline-color="font-color" fo:font-weight="bold" style:font-size-asian="14pt" style:font-style-asian="normal" style:font-weight-asian="bold"/>
    </style:style>
    <style:style style:name="WW8Num27z1" style:family="text">
      <style:text-properties style:font-name="Times New Roman" fo:font-size="12pt" fo:font-style="normal" fo:font-weight="bold" style:font-size-asian="12pt" style:font-style-asian="normal" style:font-weight-asian="bold"/>
    </style:style>
    <style:style style:name="WW8Num27z3" style:family="text">
      <style:text-properties style:font-name="Times New Roman" fo:font-size="12pt" style:font-size-asian="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text:start-value="14">
        <style:list-level-properties text:list-level-position-and-space-mode="label-alignment">
          <style:list-level-label-alignment text:label-followed-by="listtab" text:list-tab-stop-position="2.646cm" fo:text-indent="-0.741cm" fo:margin-left="2.64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2" style:num-format="1" text:start-value="4">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77cm" fo:text-indent="-0.318cm" fo:margin-left="4.577cm"/>
        </style:list-level-properties>
      </text:list-level-style-number>
      <text:list-level-style-number text:level="4"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117cm" fo:text-indent="-0.635cm" fo:margin-left="7.117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87cm" fo:text-indent="-0.318cm" fo:margin-left="8.387cm"/>
        </style:list-level-properties>
      </text:list-level-style-number>
      <text:list-level-style-number text:level="7" style:num-suffix="." style:num-format="1">
        <style:list-level-properties text:list-level-position-and-space-mode="label-alignment">
          <style:list-level-label-alignment text:label-followed-by="listtab" text:list-tab-stop-position="9.657cm" fo:text-indent="-0.635cm" fo:margin-left="9.657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927cm" fo:text-indent="-0.635cm" fo:margin-left="10.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97cm" fo:text-indent="-0.318cm" fo:margin-left="12.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77cm" fo:text-indent="-0.318cm" fo:margin-left="4.577cm"/>
        </style:list-level-properties>
      </text:list-level-style-number>
      <text:list-level-style-number text:level="4"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117cm" fo:text-indent="-0.635cm" fo:margin-left="7.117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87cm" fo:text-indent="-0.318cm" fo:margin-left="8.387cm"/>
        </style:list-level-properties>
      </text:list-level-style-number>
      <text:list-level-style-number text:level="7" style:num-suffix="." style:num-format="1">
        <style:list-level-properties text:list-level-position-and-space-mode="label-alignment">
          <style:list-level-label-alignment text:label-followed-by="listtab" text:list-tab-stop-position="9.657cm" fo:text-indent="-0.635cm" fo:margin-left="9.657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927cm" fo:text-indent="-0.635cm" fo:margin-left="10.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97cm" fo:text-indent="-0.318cm" fo:margin-left="12.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77cm" fo:text-indent="-0.318cm" fo:margin-left="4.577cm"/>
        </style:list-level-properties>
      </text:list-level-style-number>
      <text:list-level-style-number text:level="4"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117cm" fo:text-indent="-0.635cm" fo:margin-left="7.117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87cm" fo:text-indent="-0.318cm" fo:margin-left="8.387cm"/>
        </style:list-level-properties>
      </text:list-level-style-number>
      <text:list-level-style-number text:level="7" style:num-suffix="." style:num-format="1">
        <style:list-level-properties text:list-level-position-and-space-mode="label-alignment">
          <style:list-level-label-alignment text:label-followed-by="listtab" text:list-tab-stop-position="9.657cm" fo:text-indent="-0.635cm" fo:margin-left="9.657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927cm" fo:text-indent="-0.635cm" fo:margin-left="10.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97cm" fo:text-indent="-0.318cm" fo:margin-left="12.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77cm" fo:text-indent="-0.318cm" fo:margin-left="4.577cm"/>
        </style:list-level-properties>
      </text:list-level-style-number>
      <text:list-level-style-number text:level="4"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117cm" fo:text-indent="-0.635cm" fo:margin-left="7.117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87cm" fo:text-indent="-0.318cm" fo:margin-left="8.387cm"/>
        </style:list-level-properties>
      </text:list-level-style-number>
      <text:list-level-style-number text:level="7" style:num-suffix="." style:num-format="1">
        <style:list-level-properties text:list-level-position-and-space-mode="label-alignment">
          <style:list-level-label-alignment text:label-followed-by="listtab" text:list-tab-stop-position="9.657cm" fo:text-indent="-0.635cm" fo:margin-left="9.657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927cm" fo:text-indent="-0.635cm" fo:margin-left="10.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97cm" fo:text-indent="-0.318cm" fo:margin-left="12.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77cm" fo:text-indent="-0.318cm" fo:margin-left="4.577cm"/>
        </style:list-level-properties>
      </text:list-level-style-number>
      <text:list-level-style-number text:level="4"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117cm" fo:text-indent="-0.635cm" fo:margin-left="7.117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87cm" fo:text-indent="-0.318cm" fo:margin-left="8.387cm"/>
        </style:list-level-properties>
      </text:list-level-style-number>
      <text:list-level-style-number text:level="7" style:num-suffix="." style:num-format="1">
        <style:list-level-properties text:list-level-position-and-space-mode="label-alignment">
          <style:list-level-label-alignment text:label-followed-by="listtab" text:list-tab-stop-position="9.657cm" fo:text-indent="-0.635cm" fo:margin-left="9.657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927cm" fo:text-indent="-0.635cm" fo:margin-left="10.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97cm" fo:text-indent="-0.318cm" fo:margin-left="12.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212cm" fo:text-indent="-0.318cm" fo:margin-left="5.212cm"/>
        </style:list-level-properties>
      </text:list-level-style-number>
      <text:list-level-style-number text:level="4"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752cm" fo:text-indent="-0.635cm" fo:margin-left="7.75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022cm" fo:text-indent="-0.318cm" fo:margin-left="9.022cm"/>
        </style:list-level-properties>
      </text:list-level-style-number>
      <text:list-level-style-number text:level="7" style:num-suffix="." style:num-format="1">
        <style:list-level-properties text:list-level-position-and-space-mode="label-alignment">
          <style:list-level-label-alignment text:label-followed-by="listtab" text:list-tab-stop-position="10.292cm" fo:text-indent="-0.635cm" fo:margin-left="10.29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562cm" fo:text-indent="-0.635cm" fo:margin-left="11.56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832cm" fo:text-indent="-0.318cm" fo:margin-left="12.8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77cm" fo:text-indent="-0.318cm" fo:margin-left="4.577cm"/>
        </style:list-level-properties>
      </text:list-level-style-number>
      <text:list-level-style-number text:level="4"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117cm" fo:text-indent="-0.635cm" fo:margin-left="7.117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87cm" fo:text-indent="-0.318cm" fo:margin-left="8.387cm"/>
        </style:list-level-properties>
      </text:list-level-style-number>
      <text:list-level-style-number text:level="7" style:num-suffix="." style:num-format="1">
        <style:list-level-properties text:list-level-position-and-space-mode="label-alignment">
          <style:list-level-label-alignment text:label-followed-by="listtab" text:list-tab-stop-position="9.657cm" fo:text-indent="-0.635cm" fo:margin-left="9.657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927cm" fo:text-indent="-0.635cm" fo:margin-left="10.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97cm" fo:text-indent="-0.318cm" fo:margin-left="12.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2" style:num-format="1" text:start-value="3">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77cm" fo:text-indent="-0.318cm" fo:margin-left="4.577cm"/>
        </style:list-level-properties>
      </text:list-level-style-number>
      <text:list-level-style-number text:level="4"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117cm" fo:text-indent="-0.635cm" fo:margin-left="7.117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87cm" fo:text-indent="-0.318cm" fo:margin-left="8.387cm"/>
        </style:list-level-properties>
      </text:list-level-style-number>
      <text:list-level-style-number text:level="7" style:num-suffix="." style:num-format="1">
        <style:list-level-properties text:list-level-position-and-space-mode="label-alignment">
          <style:list-level-label-alignment text:label-followed-by="listtab" text:list-tab-stop-position="9.657cm" fo:text-indent="-0.635cm" fo:margin-left="9.657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927cm" fo:text-indent="-0.635cm" fo:margin-left="10.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97cm" fo:text-indent="-0.318cm" fo:margin-left="12.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77cm" fo:text-indent="-0.318cm" fo:margin-left="4.577cm"/>
        </style:list-level-properties>
      </text:list-level-style-number>
      <text:list-level-style-number text:level="4"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117cm" fo:text-indent="-0.635cm" fo:margin-left="7.117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87cm" fo:text-indent="-0.318cm" fo:margin-left="8.387cm"/>
        </style:list-level-properties>
      </text:list-level-style-number>
      <text:list-level-style-number text:level="7" style:num-suffix="." style:num-format="1">
        <style:list-level-properties text:list-level-position-and-space-mode="label-alignment">
          <style:list-level-label-alignment text:label-followed-by="listtab" text:list-tab-stop-position="9.657cm" fo:text-indent="-0.635cm" fo:margin-left="9.657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927cm" fo:text-indent="-0.635cm" fo:margin-left="10.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97cm" fo:text-indent="-0.318cm" fo:margin-left="12.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4"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3.97cm" fo:text-indent="-0.635cm" fo:margin-left="13.9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5.24cm" fo:text-indent="-0.318cm" fo:margin-left="15.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212cm" fo:text-indent="-0.318cm" fo:margin-left="5.212cm"/>
        </style:list-level-properties>
      </text:list-level-style-number>
      <text:list-level-style-number text:level="4"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752cm" fo:text-indent="-0.635cm" fo:margin-left="7.75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022cm" fo:text-indent="-0.318cm" fo:margin-left="9.022cm"/>
        </style:list-level-properties>
      </text:list-level-style-number>
      <text:list-level-style-number text:level="7" style:num-suffix="." style:num-format="1">
        <style:list-level-properties text:list-level-position-and-space-mode="label-alignment">
          <style:list-level-label-alignment text:label-followed-by="listtab" text:list-tab-stop-position="10.292cm" fo:text-indent="-0.635cm" fo:margin-left="10.29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562cm" fo:text-indent="-0.635cm" fo:margin-left="11.56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832cm" fo:text-indent="-0.318cm" fo:margin-left="12.8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prefix="Section - " style:num-format="I">
        <style:list-level-properties text:list-level-position-and-space-mode="label-alignment">
          <style:list-level-label-alignment text:label-followed-by="space" fo:text-indent="0.508cm"/>
        </style:list-level-properties>
      </text:list-level-style-number>
      <text:list-level-style-number text:level="2" text:style-name="WW8Num27z1"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text:style-name="WW8Num27z1" style:num-suffix=" " style:num-format="1" text:display-levels="3">
        <style:list-level-properties text:list-level-position-and-space-mode="label-alignment">
          <style:list-level-label-alignment text:label-followed-by="listtab" text:list-tab-stop-position="3.371cm" fo:text-indent="0.831cm" fo:margin-left="1.27cm"/>
        </style:list-level-properties>
      </text:list-level-style-number>
      <text:list-level-style-number text:level="4" text:style-name="WW8Num27z3" style:num-prefix="(" style:num-suffix=")" style:num-format="a" style:num-letter-sync="true">
        <style:list-level-properties text:list-level-position-and-space-mode="label-alignment" fo:text-align="end">
          <style:list-level-label-alignment text:label-followed-by="listtab" text:list-tab-stop-position="6.235cm" fo:text-indent="4.076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212cm" fo:text-indent="-0.318cm" fo:margin-left="5.212cm"/>
        </style:list-level-properties>
      </text:list-level-style-number>
      <text:list-level-style-number text:level="4"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752cm" fo:text-indent="-0.635cm" fo:margin-left="7.75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022cm" fo:text-indent="-0.318cm" fo:margin-left="9.022cm"/>
        </style:list-level-properties>
      </text:list-level-style-number>
      <text:list-level-style-number text:level="7" style:num-suffix="." style:num-format="1">
        <style:list-level-properties text:list-level-position-and-space-mode="label-alignment">
          <style:list-level-label-alignment text:label-followed-by="listtab" text:list-tab-stop-position="10.292cm" fo:text-indent="-0.635cm" fo:margin-left="10.29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562cm" fo:text-indent="-0.635cm" fo:margin-left="11.56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832cm" fo:text-indent="-0.318cm" fo:margin-left="12.8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fo:font-size="14pt" fo:font-style="italic" fo:font-weight="bold" style:font-size-asian="14pt" style:font-style-asian="italic" style:font-weight-asian="bold"/>
    </style:style>
    <style:style style:name="MP2" style:family="paragraph">
      <style:paragraph-properties fo:text-align="center" style:writing-mode="lr-tb"/>
      <style:text-properties fo:font-size="24pt"/>
    </style:style>
    <style:style style:name="MT1" style:family="text">
      <style:text-properties fo:font-style="italic" style:font-style-asian="italic"/>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style:style>
    <style:page-layout style:name="Mpm1">
      <style:page-layout-properties fo:page-width="21.59cm" fo:page-height="27.94cm" style:num-format="1" style:print-orientation="portrait" fo:margin-top="1.27cm" fo:margin-bottom="1.27cm" fo:margin-left="2.858cm" fo:margin-right="2.2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2">
      <style:page-layout-properties fo:page-width="21.59cm" fo:page-height="27.94cm" style:num-format="1" style:print-orientation="portrait" fo:margin-top="2.54cm" fo:margin-bottom="2.54cm" fo:margin-left="2.858cm" fo:margin-right="2.22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line text:anchor-type="char" draw:z-index="22" draw:style-name="Mgr1" draw:text-style-name="MP2" svg:x1="-0.064cm" svg:y1="0.762cm" svg:x2="16.7cm" svg:y2="0.762cm"><text:p/></draw:line> DpSecure <text:s text:c="2"/>- <text:s/>Interface Manual</text:p>
      </style:header>
      <style:footer>
        <text:p text:style-name="Footer"><draw:line text:anchor-type="char" draw:z-index="45" draw:style-name="Mgr1" draw:text-style-name="MP2" svg:x1="-0.064cm" svg:y1="-0.021cm" svg:x2="16.7cm" svg:y2="-0.021cm"><text:p/></draw:line><text:span text:style-name="Page_20_Number"><text:span text:style-name="MT1">Page No: </text:span></text:span><text:span text:style-name="Page_20_Number"><text:span text:style-name="MT1"><text:page-number text:select-page="current">23</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UTI Securities – Problems reported</dc:title>
    <meta:initial-creator>Shiva</meta:initial-creator>
    <meta:creation-date>2002-03-26T09:03:00</meta:creation-date>
    <dc:creator>narsimhulu</dc:creator>
    <dc:date>2009-04-11T04:47:00</dc:date>
    <meta:print-date>2002-03-26T18:09:00</meta:print-date>
    <meta:editing-cycles>1146</meta:editing-cycles>
    <meta:editing-duration>PT19H23M00S</meta:editing-duration>
    <meta:document-statistic meta:table-count="2" meta:image-count="0" meta:object-count="0" meta:page-count="23" meta:paragraph-count="538" meta:word-count="5134" meta:character-count="35852"/>
    <meta:generator>OpenOffice.org/3.1$Linux OpenOffice.org_project/310m19$Build-9420</meta:generator>
  </office:meta>
</office:document-meta>
</file>